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56mm"/>
    </style:style>
    <style:style style:name="co2" style:family="table-column">
      <style:table-column-properties fo:break-before="auto" style:column-width="35.24mm"/>
    </style:style>
    <style:style style:name="co3" style:family="table-column">
      <style:table-column-properties fo:break-before="auto" style:column-width="32.72mm"/>
    </style:style>
    <style:style style:name="co4" style:family="table-column">
      <style:table-column-properties fo:break-before="auto" style:column-width="44.47mm"/>
    </style:style>
    <style:style style:name="co5" style:family="table-column">
      <style:table-column-properties fo:break-before="auto" style:column-width="32.44mm"/>
    </style:style>
    <style:style style:name="co6" style:family="table-column">
      <style:table-column-properties fo:break-before="auto" style:column-width="17.74mm"/>
    </style:style>
    <style:style style:name="co7" style:family="table-column">
      <style:table-column-properties fo:break-before="auto" style:column-width="55.28mm"/>
    </style:style>
    <style:style style:name="co8" style:family="table-column">
      <style:table-column-properties fo:break-before="auto" style:column-width="68.83mm"/>
    </style:style>
    <style:style style:name="co9" style:family="table-column">
      <style:table-column-properties fo:break-before="auto" style:column-width="26.86mm"/>
    </style:style>
    <style:style style:name="co10" style:family="table-column">
      <style:table-column-properties fo:break-before="auto" style:column-width="63.0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" style:family="table-cell" style:parent-style-name="Default" style:data-style-name="N8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" style:family="table-cell" style:parent-style-name="Default" style:data-style-name="N100">
      <style:table-cell-properties style:text-align-source="fix" style:repeat-content="false" fo:padding="0.71mm"/>
      <style:paragraph-properties fo:text-align="end" fo:margin-left="0m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/>
      <table:table table:name="Foglio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4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ENTE</text:p>
          </table:table-cell>
          <table:table-cell office:value-type="string" calcext:value-type="string">
            <text:p>TIME_BEGINNIG</text:p>
          </table:table-cell>
          <table:table-cell office:value-type="string" calcext:value-type="string">
            <text:p>TIME_END</text:p>
          </table:table-cell>
          <table:table-cell office:value-type="string" calcext:value-type="string">
            <text:p>DESCRIZIONE PERIODO</text:p>
          </table:table-cell>
          <table:table-cell office:value-type="string" calcext:value-type="string">
            <text:p>T_M_PAGAMENT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une di Torino</text:p>
          </table:table-cell>
          <table:table-cell table:style-name="ce3" office:value-type="date" office:date-value="2014-01-01" calcext:value-type="date">
            <text:p>2014-01-01</text:p>
          </table:table-cell>
          <table:table-cell table:style-name="ce3" office:value-type="date" office:date-value="2014-12-31" calcext:value-type="date">
            <text:p>2014-12-31</text:p>
          </table:table-cell>
          <table:table-cell office:value-type="string" calcext:value-type="string">
            <text:p>Anno 2014</text:p>
          </table:table-cell>
          <table:table-cell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une di Torino</text:p>
          </table:table-cell>
          <table:table-cell table:style-name="ce3" office:value-type="date" office:date-value="2015-01-01" calcext:value-type="date">
            <text:p>2015-01-01</text:p>
          </table:table-cell>
          <table:table-cell table:style-name="ce3" office:value-type="date" office:date-value="2015-12-31" calcext:value-type="date">
            <text:p>2015-12-31</text:p>
          </table:table-cell>
          <table:table-cell office:value-type="string" calcext:value-type="string">
            <text:p>Anno 2015</text:p>
          </table:table-cell>
          <table:table-cell office:value-type="string" calcext:value-type="string">
            <text:p>29.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une di Torino</text:p>
          </table:table-cell>
          <table:table-cell table:style-name="ce3" office:value-type="date" office:date-value="2015-01-01" calcext:value-type="date">
            <text:p>2015-01-01</text:p>
          </table:table-cell>
          <table:table-cell table:style-name="ce3" office:value-type="date" office:date-value="2015-03-31" calcext:value-type="date">
            <text:p>2015-03-31</text:p>
          </table:table-cell>
          <table:table-cell office:value-type="string" calcext:value-type="string">
            <text:p>Primo trimestre 2015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une di Torino</text:p>
          </table:table-cell>
          <table:table-cell table:style-name="ce3" office:value-type="date" office:date-value="2015-04-01" calcext:value-type="date">
            <text:p>2015-04-01</text:p>
          </table:table-cell>
          <table:table-cell table:style-name="ce3" office:value-type="date" office:date-value="2015-06-30" calcext:value-type="date">
            <text:p>2015-06-30</text:p>
          </table:table-cell>
          <table:table-cell office:value-type="string" calcext:value-type="string">
            <text:p>Secondo trimestre 2015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une di Torino</text:p>
          </table:table-cell>
          <table:table-cell table:style-name="ce3" office:value-type="date" office:date-value="2015-07-01" calcext:value-type="date">
            <text:p>2015-07-01</text:p>
          </table:table-cell>
          <table:table-cell table:style-name="ce3" office:value-type="date" office:date-value="2015-09-30" calcext:value-type="date">
            <text:p>2015-09-30</text:p>
          </table:table-cell>
          <table:table-cell office:value-type="string" calcext:value-type="string">
            <text:p>Terzo trimestre 2015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une di Torino</text:p>
          </table:table-cell>
          <table:table-cell table:style-name="ce3" office:value-type="date" office:date-value="2015-10-01" calcext:value-type="date">
            <text:p>2015-10-01</text:p>
          </table:table-cell>
          <table:table-cell table:style-name="ce3" office:value-type="date" office:date-value="2015-12-31" calcext:value-type="date">
            <text:p>2015-12-31</text:p>
          </table:table-cell>
          <table:table-cell office:value-type="string" calcext:value-type="string">
            <text:p>Quarto trimestre 2015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une di Torino</text:p>
          </table:table-cell>
          <table:table-cell table:style-name="ce3" office:value-type="date" office:date-value="2016-01-01" calcext:value-type="date">
            <text:p>2016-01-01</text:p>
          </table:table-cell>
          <table:table-cell table:style-name="ce3" office:value-type="date" office:date-value="2016-03-31" calcext:value-type="date">
            <text:p>2016-03-31</text:p>
          </table:table-cell>
          <table:table-cell office:value-type="string" calcext:value-type="string">
            <text:p>Primo trimestre 2016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une di Airasca</text:p>
          </table:table-cell>
          <table:table-cell table:style-name="ce3" office:value-type="date" office:date-value="2014-01-01" calcext:value-type="date">
            <text:p>2014-01-01</text:p>
          </table:table-cell>
          <table:table-cell table:style-name="ce3" office:value-type="date" office:date-value="2014-12-31" calcext:value-type="date">
            <text:p>2014-12-31</text:p>
          </table:table-cell>
          <table:table-cell office:value-type="string" calcext:value-type="string">
            <text:p>Anno 2014</text:p>
          </table:table-cell>
          <table:table-cell table:style-name="ce5" office:value-type="string" calcext:value-type="string">
            <text:p>-19.5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une di Airasca</text:p>
          </table:table-cell>
          <table:table-cell table:style-name="ce3" office:value-type="date" office:date-value="2015-01-01" calcext:value-type="date">
            <text:p>2015-01-01</text:p>
          </table:table-cell>
          <table:table-cell table:style-name="ce3" office:value-type="date" office:date-value="2015-03-31" calcext:value-type="date">
            <text:p>2015-03-31</text:p>
          </table:table-cell>
          <table:table-cell office:value-type="string" calcext:value-type="string">
            <text:p>Primo trimestre 2015</text:p>
          </table:table-cell>
          <table:table-cell office:value-type="string" calcext:value-type="string">
            <text:p>28.8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une di Airasca</text:p>
          </table:table-cell>
          <table:table-cell table:style-name="ce3" office:value-type="date" office:date-value="2015-04-01" calcext:value-type="date">
            <text:p>2015-04-01</text:p>
          </table:table-cell>
          <table:table-cell table:style-name="ce3" office:value-type="date" office:date-value="2015-06-30" calcext:value-type="date">
            <text:p>2015-06-30</text:p>
          </table:table-cell>
          <table:table-cell office:value-type="string" calcext:value-type="string">
            <text:p>Secondo trimestre 2015</text:p>
          </table:table-cell>
          <table:table-cell office:value-type="string" calcext:value-type="string">
            <text:p>65.1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une di Airasca</text:p>
          </table:table-cell>
          <table:table-cell table:style-name="ce3" office:value-type="date" office:date-value="2015-07-01" calcext:value-type="date">
            <text:p>2015-07-01</text:p>
          </table:table-cell>
          <table:table-cell table:style-name="ce3" office:value-type="date" office:date-value="2015-09-30" calcext:value-type="date">
            <text:p>2015-09-30</text:p>
          </table:table-cell>
          <table:table-cell office:value-type="string" calcext:value-type="string">
            <text:p>Terzo trimestre 2015</text:p>
          </table:table-cell>
          <table:table-cell office:value-type="string" calcext:value-type="string">
            <text:p>46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une di Airasca</text:p>
          </table:table-cell>
          <table:table-cell table:style-name="ce3" office:value-type="date" office:date-value="2015-10-01" calcext:value-type="date">
            <text:p>2015-10-01</text:p>
          </table:table-cell>
          <table:table-cell table:style-name="ce3" office:value-type="date" office:date-value="2015-12-31" calcext:value-type="date">
            <text:p>2015-12-31</text:p>
          </table:table-cell>
          <table:table-cell office:value-type="string" calcext:value-type="string">
            <text:p>Quarto trimestre 2015</text:p>
          </table:table-cell>
          <table:table-cell office:value-type="string" calcext:value-type="string">
            <text:p>12.0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une di Airasca</text:p>
          </table:table-cell>
          <table:table-cell table:style-name="ce3" office:value-type="date" office:date-value="2016-01-01" calcext:value-type="date">
            <text:p>2016-01-01</text:p>
          </table:table-cell>
          <table:table-cell table:style-name="ce3" office:value-type="date" office:date-value="2016-03-31" calcext:value-type="date">
            <text:p>2016-03-31</text:p>
          </table:table-cell>
          <table:table-cell office:value-type="string" calcext:value-type="string">
            <text:p>Primo trimestre 2016</text:p>
          </table:table-cell>
          <table:table-cell office:value-type="string" calcext:value-type="string">
            <text:p>58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une di Albiano d'Ivrea</text:p>
          </table:table-cell>
          <table:table-cell table:style-name="ce3" office:value-type="date" office:date-value="2014-01-01" calcext:value-type="date">
            <text:p>2014-01-01</text:p>
          </table:table-cell>
          <table:table-cell table:style-name="ce3" office:value-type="date" office:date-value="2014-12-31" calcext:value-type="date">
            <text:p>2014-12-31</text:p>
          </table:table-cell>
          <table:table-cell office:value-type="string" calcext:value-type="string">
            <text:p>Anno 2014</text:p>
          </table:table-cell>
          <table:table-cell office:value-type="string" calcext:value-type="string">
            <text:p>-22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une di Albiano d'Ivrea</text:p>
          </table:table-cell>
          <table:table-cell table:style-name="ce3" office:value-type="date" office:date-value="2015-01-01" calcext:value-type="date">
            <text:p>2015-01-01</text:p>
          </table:table-cell>
          <table:table-cell table:style-name="ce3" office:value-type="date" office:date-value="2015-12-31" calcext:value-type="date">
            <text:p>2015-12-31</text:p>
          </table:table-cell>
          <table:table-cell office:value-type="string" calcext:value-type="string">
            <text:p>Anno 2015</text:p>
          </table:table-cell>
          <table:table-cell office:value-type="string" calcext:value-type="string">
            <text:p>-10.5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une di Alice Superiore</text:p>
          </table:table-cell>
          <table:table-cell table:style-name="ce3" office:value-type="date" office:date-value="2015-01-01" calcext:value-type="date">
            <text:p>2015-01-01</text:p>
          </table:table-cell>
          <table:table-cell table:style-name="ce3" office:value-type="date" office:date-value="2015-12-31" calcext:value-type="date">
            <text:p>2015-12-31</text:p>
          </table:table-cell>
          <table:table-cell office:value-type="string" calcext:value-type="string">
            <text:p>Anno 2015</text:p>
          </table:table-cell>
          <table:table-cell office:value-type="string" calcext:value-type="string">
            <text:p>-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une di Alice Superiore</text:p>
          </table:table-cell>
          <table:table-cell table:style-name="ce3" office:value-type="date" office:date-value="2015-01-01" calcext:value-type="date">
            <text:p>2015-01-01</text:p>
          </table:table-cell>
          <table:table-cell table:style-name="ce3" office:value-type="date" office:date-value="2015-03-31" calcext:value-type="date">
            <text:p>2015-03-31</text:p>
          </table:table-cell>
          <table:table-cell office:value-type="string" calcext:value-type="string">
            <text:p>Primo trimestre 2015</text:p>
          </table:table-cell>
          <table:table-cell office:value-type="string" calcext:value-type="string">
            <text:p>-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une di Alice Superiore</text:p>
          </table:table-cell>
          <table:table-cell table:style-name="ce3" office:value-type="date" office:date-value="2015-04-01" calcext:value-type="date">
            <text:p>2015-04-01</text:p>
          </table:table-cell>
          <table:table-cell table:style-name="ce3" office:value-type="date" office:date-value="2015-06-30" calcext:value-type="date">
            <text:p>2015-06-30</text:p>
          </table:table-cell>
          <table:table-cell office:value-type="string" calcext:value-type="string">
            <text:p>Secondo trimestre 2015</text:p>
          </table:table-cell>
          <table:table-cell office:value-type="string" calcext:value-type="string">
            <text:p>2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une di Alice Superiore</text:p>
          </table:table-cell>
          <table:table-cell table:style-name="ce3" office:value-type="date" office:date-value="2015-07-01" calcext:value-type="date">
            <text:p>2015-07-01</text:p>
          </table:table-cell>
          <table:table-cell table:style-name="ce3" office:value-type="date" office:date-value="2015-09-30" calcext:value-type="date">
            <text:p>2015-09-30</text:p>
          </table:table-cell>
          <table:table-cell office:value-type="string" calcext:value-type="string">
            <text:p>Terzo trimestre 2015</text:p>
          </table:table-cell>
          <table:table-cell office:value-type="string" calcext:value-type="string">
            <text:p>-1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une di Alice Superiore</text:p>
          </table:table-cell>
          <table:table-cell table:style-name="ce3" office:value-type="date" office:date-value="2015-10-01" calcext:value-type="date">
            <text:p>2015-10-01</text:p>
          </table:table-cell>
          <table:table-cell table:style-name="ce3" office:value-type="date" office:date-value="2015-12-31" calcext:value-type="date">
            <text:p>2015-12-31</text:p>
          </table:table-cell>
          <table:table-cell office:value-type="string" calcext:value-type="string">
            <text:p>Quarto trimestre 2015</text:p>
          </table:table-cell>
          <table:table-cell office:value-type="string" calcext:value-type="string">
            <text:p>-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une di Alice Superiore</text:p>
          </table:table-cell>
          <table:table-cell table:style-name="ce3" office:value-type="date" office:date-value="2016-01-01" calcext:value-type="date">
            <text:p>2016-01-01</text:p>
          </table:table-cell>
          <table:table-cell table:style-name="ce3" office:value-type="date" office:date-value="2016-03-31" calcext:value-type="date">
            <text:p>2016-03-31</text:p>
          </table:table-cell>
          <table:table-cell office:value-type="string" calcext:value-type="string">
            <text:p>Primo trimestre 2016</text:p>
          </table:table-cell>
          <table:table-cell office:value-type="string" calcext:value-type="string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une di Almese</text:p>
          </table:table-cell>
          <table:table-cell table:style-name="ce3" office:value-type="date" office:date-value="2015-01-01" calcext:value-type="date">
            <text:p>2015-01-01</text:p>
          </table:table-cell>
          <table:table-cell table:style-name="ce3" office:value-type="date" office:date-value="2015-12-31" calcext:value-type="date">
            <text:p>2015-12-31</text:p>
          </table:table-cell>
          <table:table-cell office:value-type="string" calcext:value-type="string">
            <text:p>Anno 2015</text:p>
          </table:table-cell>
          <table:table-cell office:value-type="string" calcext:value-type="string">
            <text:p>-6.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une di Alpette</text:p>
          </table:table-cell>
          <table:table-cell table:style-name="ce3" office:value-type="date" office:date-value="2014-01-01" calcext:value-type="date">
            <text:p>2014-01-01</text:p>
          </table:table-cell>
          <table:table-cell table:style-name="ce3" office:value-type="date" office:date-value="2014-12-31" calcext:value-type="date">
            <text:p>2014-12-31</text:p>
          </table:table-cell>
          <table:table-cell office:value-type="string" calcext:value-type="string">
            <text:p>Anno 2014</text:p>
          </table:table-cell>
          <table:table-cell office:value-type="string" calcext:value-type="string">
            <text:p>8.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une di Alpignano</text:p>
          </table:table-cell>
          <table:table-cell table:style-name="ce3" office:value-type="date" office:date-value="2014-01-01" calcext:value-type="date">
            <text:p>2014-01-01</text:p>
          </table:table-cell>
          <table:table-cell table:style-name="ce3" office:value-type="date" office:date-value="2014-12-31" calcext:value-type="date">
            <text:p>2014-12-31</text:p>
          </table:table-cell>
          <table:table-cell office:value-type="string" calcext:value-type="string">
            <text:p>Anno 2014</text:p>
          </table:table-cell>
          <table:table-cell office:value-type="string" calcext:value-type="string">
            <text:p>18.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une di Alpignano</text:p>
          </table:table-cell>
          <table:table-cell table:style-name="ce3" office:value-type="date" office:date-value="2015-01-01" calcext:value-type="date">
            <text:p>2015-01-01</text:p>
          </table:table-cell>
          <table:table-cell table:style-name="ce3" office:value-type="date" office:date-value="2015-12-31" calcext:value-type="date">
            <text:p>2015-12-31</text:p>
          </table:table-cell>
          <table:table-cell office:value-type="string" calcext:value-type="string">
            <text:p>Anno 2015</text:p>
          </table:table-cell>
          <table:table-cell office:value-type="string" calcext:value-type="string">
            <text:p>30.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une di Alpignano</text:p>
          </table:table-cell>
          <table:table-cell table:style-name="ce3" office:value-type="date" office:date-value="2015-01-01" calcext:value-type="date">
            <text:p>2015-01-01</text:p>
          </table:table-cell>
          <table:table-cell table:style-name="ce3" office:value-type="date" office:date-value="2015-03-31" calcext:value-type="date">
            <text:p>2015-03-31</text:p>
          </table:table-cell>
          <table:table-cell office:value-type="string" calcext:value-type="string">
            <text:p>Primo trimestre 2015</text:p>
          </table:table-cell>
          <table:table-cell office:value-type="string" calcext:value-type="string">
            <text:p>26.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une di Alpignano</text:p>
          </table:table-cell>
          <table:table-cell table:style-name="ce3" office:value-type="date" office:date-value="2015-04-01" calcext:value-type="date">
            <text:p>2015-04-01</text:p>
          </table:table-cell>
          <table:table-cell table:style-name="ce3" office:value-type="date" office:date-value="2015-06-30" calcext:value-type="date">
            <text:p>2015-06-30</text:p>
          </table:table-cell>
          <table:table-cell office:value-type="string" calcext:value-type="string">
            <text:p>Secondo trimestre 2015</text:p>
          </table:table-cell>
          <table:table-cell office:value-type="string" calcext:value-type="string">
            <text:p>22.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une di Alpignano</text:p>
          </table:table-cell>
          <table:table-cell table:style-name="ce3" office:value-type="date" office:date-value="2015-07-01" calcext:value-type="date">
            <text:p>2015-07-01</text:p>
          </table:table-cell>
          <table:table-cell table:style-name="ce3" office:value-type="date" office:date-value="2015-09-30" calcext:value-type="date">
            <text:p>2015-09-30</text:p>
          </table:table-cell>
          <table:table-cell office:value-type="string" calcext:value-type="string">
            <text:p>Terzo trimestre 2015</text:p>
          </table:table-cell>
          <table:table-cell office:value-type="string" calcext:value-type="string">
            <text:p>29.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une di Alpignano</text:p>
          </table:table-cell>
          <table:table-cell table:style-name="ce3" office:value-type="date" office:date-value="2015-10-01" calcext:value-type="date">
            <text:p>2015-10-01</text:p>
          </table:table-cell>
          <table:table-cell table:style-name="ce3" office:value-type="date" office:date-value="2015-12-31" calcext:value-type="date">
            <text:p>2015-12-31</text:p>
          </table:table-cell>
          <table:table-cell office:value-type="string" calcext:value-type="string">
            <text:p>Quarto trimestre 2015</text:p>
          </table:table-cell>
          <table:table-cell office:value-type="string" calcext:value-type="string">
            <text:p>32.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une di Alpignano</text:p>
          </table:table-cell>
          <table:table-cell table:style-name="ce3" office:value-type="date" office:date-value="2016-01-01" calcext:value-type="date">
            <text:p>2016-01-01</text:p>
          </table:table-cell>
          <table:table-cell table:style-name="ce3" office:value-type="date" office:date-value="2016-03-31" calcext:value-type="date">
            <text:p>2016-03-31</text:p>
          </table:table-cell>
          <table:table-cell office:value-type="string" calcext:value-type="string">
            <text:p>Primo trimestre 2016</text:p>
          </table:table-cell>
          <table:table-cell office:value-type="string" calcext:value-type="string">
            <text:p>10.61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ce6"/>
        <table:table-column table:style-name="co10" table:default-cell-style-name="Default"/>
        <table:table-row table:style-name="ro1">
          <table:table-cell office:value-type="string" calcext:value-type="string">
            <text:p>Agliè</text:p>
          </table:table-cell>
          <table:table-cell table:formula="of:=CONCATENATE(&quot;Comune di &quot;;[.A1])" office:value-type="string" office:string-value="Comune di Agliè" calcext:value-type="string">
            <text:p>Comune di Agliè</text:p>
          </table:table-cell>
          <table:table-cell office:value-type="string" calcext:value-type="string">
            <text:p>nessun dato</text:p>
          </table:table-cell>
          <table:table-cell/>
        </table:table-row>
        <table:table-row table:style-name="ro1">
          <table:table-cell office:value-type="string" calcext:value-type="string">
            <text:p>Airasca</text:p>
          </table:table-cell>
          <table:table-cell table:formula="of:=CONCATENATE(&quot;Comune di &quot;;[.A2])" office:value-type="string" office:string-value="Comune di Airasca" calcext:value-type="string">
            <text:p>Comune di Airasc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la di Stura</text:p>
          </table:table-cell>
          <table:table-cell table:formula="of:=CONCATENATE(&quot;Comune di &quot;;[.A3])" office:value-type="string" office:string-value="Comune di Ala di Stura" calcext:value-type="string">
            <text:p>Comune di Ala di Stura</text:p>
          </table:table-cell>
          <table:table-cell office:value-type="string" calcext:value-type="string">
            <text:p>nessun dato</text:p>
          </table:table-cell>
          <table:table-cell/>
        </table:table-row>
        <table:table-row table:style-name="ro1">
          <table:table-cell office:value-type="string" calcext:value-type="string">
            <text:p>Albiano d'Ivrea</text:p>
          </table:table-cell>
          <table:table-cell table:formula="of:=CONCATENATE(&quot;Comune di &quot;;[.A4])" office:value-type="string" office:string-value="Comune di Albiano d'Ivrea" calcext:value-type="string">
            <text:p>Comune di Albiano d'Ivrea</text:p>
          </table:table-cell>
          <table:table-cell office:value-type="string" calcext:value-type="string">
            <text:p>dati incompleti</text:p>
          </table:table-cell>
          <table:table-cell/>
        </table:table-row>
        <table:table-row table:style-name="ro1">
          <table:table-cell office:value-type="string" calcext:value-type="string">
            <text:p>Alice Superiore</text:p>
          </table:table-cell>
          <table:table-cell table:formula="of:=CONCATENATE(&quot;Comune di &quot;;[.A5])" office:value-type="string" office:string-value="Comune di Alice Superiore" calcext:value-type="string">
            <text:p>Comune di Alice Superiore</text:p>
          </table:table-cell>
          <table:table-cell office:value-type="string" calcext:value-type="string">
            <text:p>dati incompleti</text:p>
          </table:table-cell>
          <table:table-cell office:value-type="string" calcext:value-type="string">
            <text:p>un file in PNG</text:p>
          </table:table-cell>
        </table:table-row>
        <table:table-row table:style-name="ro1">
          <table:table-cell office:value-type="string" calcext:value-type="string">
            <text:p>Almese</text:p>
          </table:table-cell>
          <table:table-cell table:formula="of:=CONCATENATE(&quot;Comune di &quot;;[.A6])" office:value-type="string" office:string-value="Comune di Almese" calcext:value-type="string">
            <text:p>Comune di Almese</text:p>
          </table:table-cell>
          <table:table-cell office:value-type="string" calcext:value-type="string">
            <text:p>dati incompleti</text:p>
          </table:table-cell>
          <table:table-cell office:value-type="string" calcext:value-type="string">
            <text:p>buona descrizione normativa</text:p>
          </table:table-cell>
        </table:table-row>
        <table:table-row table:style-name="ro1">
          <table:table-cell office:value-type="string" calcext:value-type="string">
            <text:p>Alpette</text:p>
          </table:table-cell>
          <table:table-cell table:formula="of:=CONCATENATE(&quot;Comune di &quot;;[.A7])" office:value-type="string" office:string-value="Comune di Alpette" calcext:value-type="string">
            <text:p>Comune di Alpette</text:p>
          </table:table-cell>
          <table:table-cell office:value-type="string" calcext:value-type="string">
            <text:p>dati incompleti</text:p>
          </table:table-cell>
          <table:table-cell/>
        </table:table-row>
        <table:table-row table:style-name="ro1">
          <table:table-cell office:value-type="string" calcext:value-type="string">
            <text:p>Alpignano</text:p>
          </table:table-cell>
          <table:table-cell table:formula="of:=CONCATENATE(&quot;Comune di &quot;;[.A8])" office:value-type="string" office:string-value="Comune di Alpignano" calcext:value-type="string">
            <text:p>Comune di Alpignan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uona descrizione normativa nei PDF</text:p>
          </table:table-cell>
        </table:table-row>
        <table:table-row table:style-name="ro1">
          <table:table-cell office:value-type="string" calcext:value-type="string">
            <text:p>Andezeno</text:p>
          </table:table-cell>
          <table:table-cell table:formula="of:=CONCATENATE(&quot;Comune di &quot;;[.A9])" office:value-type="string" office:string-value="Comune di Andezeno" calcext:value-type="string">
            <text:p>Comune di Andez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ate</text:p>
          </table:table-cell>
          <table:table-cell table:formula="of:=CONCATENATE(&quot;Comune di &quot;;[.A10])" office:value-type="string" office:string-value="Comune di Andrate" calcext:value-type="string">
            <text:p>Comune di And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rogna</text:p>
          </table:table-cell>
          <table:table-cell table:formula="of:=CONCATENATE(&quot;Comune di &quot;;[.A11])" office:value-type="string" office:string-value="Comune di Angrogna" calcext:value-type="string">
            <text:p>Comune di Angrog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gnano</text:p>
          </table:table-cell>
          <table:table-cell table:formula="of:=CONCATENATE(&quot;Comune di &quot;;[.A12])" office:value-type="string" office:string-value="Comune di Arignano" calcext:value-type="string">
            <text:p>Comune di Arign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igliana</text:p>
          </table:table-cell>
          <table:table-cell table:formula="of:=CONCATENATE(&quot;Comune di &quot;;[.A13])" office:value-type="string" office:string-value="Comune di Avigliana" calcext:value-type="string">
            <text:p>Comune di Avigli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glio</text:p>
          </table:table-cell>
          <table:table-cell table:formula="of:=CONCATENATE(&quot;Comune di &quot;;[.A14])" office:value-type="string" office:string-value="Comune di Azeglio" calcext:value-type="string">
            <text:p>Comune di Azeg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ro</text:p>
          </table:table-cell>
          <table:table-cell table:formula="of:=CONCATENATE(&quot;Comune di &quot;;[.A15])" office:value-type="string" office:string-value="Comune di Bairo" calcext:value-type="string">
            <text:p>Comune di Ba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gero</text:p>
          </table:table-cell>
          <table:table-cell table:formula="of:=CONCATENATE(&quot;Comune di &quot;;[.A16])" office:value-type="string" office:string-value="Comune di Balangero" calcext:value-type="string">
            <text:p>Comune di Balang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dissero Canavese</text:p>
          </table:table-cell>
          <table:table-cell table:formula="of:=CONCATENATE(&quot;Comune di &quot;;[.A17])" office:value-type="string" office:string-value="Comune di Baldissero Canavese" calcext:value-type="string">
            <text:p>Comune di Baldissero Canav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dissero Torinese</text:p>
          </table:table-cell>
          <table:table-cell table:formula="of:=CONCATENATE(&quot;Comune di &quot;;[.A18])" office:value-type="string" office:string-value="Comune di Baldissero Torinese" calcext:value-type="string">
            <text:p>Comune di Baldissero Torin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me</text:p>
          </table:table-cell>
          <table:table-cell table:formula="of:=CONCATENATE(&quot;Comune di &quot;;[.A19])" office:value-type="string" office:string-value="Comune di Balme" calcext:value-type="string">
            <text:p>Comune di Bal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chette</text:p>
          </table:table-cell>
          <table:table-cell table:formula="of:=CONCATENATE(&quot;Comune di &quot;;[.A20])" office:value-type="string" office:string-value="Comune di Banchette" calcext:value-type="string">
            <text:p>Comune di Banchet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bania</text:p>
          </table:table-cell>
          <table:table-cell table:formula="of:=CONCATENATE(&quot;Comune di &quot;;[.A21])" office:value-type="string" office:string-value="Comune di Barbania" calcext:value-type="string">
            <text:p>Comune di Barban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donecchia</text:p>
          </table:table-cell>
          <table:table-cell table:formula="of:=CONCATENATE(&quot;Comune di &quot;;[.A22])" office:value-type="string" office:string-value="Comune di Bardonecchia" calcext:value-type="string">
            <text:p>Comune di Bardonecch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one Canavese</text:p>
          </table:table-cell>
          <table:table-cell table:formula="of:=CONCATENATE(&quot;Comune di &quot;;[.A23])" office:value-type="string" office:string-value="Comune di Barone Canavese" calcext:value-type="string">
            <text:p>Comune di Barone Canav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nasco</text:p>
          </table:table-cell>
          <table:table-cell table:formula="of:=CONCATENATE(&quot;Comune di &quot;;[.A24])" office:value-type="string" office:string-value="Comune di Beinasco" calcext:value-type="string">
            <text:p>Comune di Beina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biana</text:p>
          </table:table-cell>
          <table:table-cell table:formula="of:=CONCATENATE(&quot;Comune di &quot;;[.A25])" office:value-type="string" office:string-value="Comune di Bibiana" calcext:value-type="string">
            <text:p>Comune di Bibi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bio Pellice</text:p>
          </table:table-cell>
          <table:table-cell table:formula="of:=CONCATENATE(&quot;Comune di &quot;;[.A26])" office:value-type="string" office:string-value="Comune di Bobbio Pellice" calcext:value-type="string">
            <text:p>Comune di Bobbio Pell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lengo</text:p>
          </table:table-cell>
          <table:table-cell table:formula="of:=CONCATENATE(&quot;Comune di &quot;;[.A27])" office:value-type="string" office:string-value="Comune di Bollengo" calcext:value-type="string">
            <text:p>Comune di Bolle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garo Torinese</text:p>
          </table:table-cell>
          <table:table-cell table:formula="of:=CONCATENATE(&quot;Comune di &quot;;[.A28])" office:value-type="string" office:string-value="Comune di Borgaro Torinese" calcext:value-type="string">
            <text:p>Comune di Borgaro Torin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giallo</text:p>
          </table:table-cell>
          <table:table-cell table:formula="of:=CONCATENATE(&quot;Comune di &quot;;[.A29])" office:value-type="string" office:string-value="Comune di Borgiallo" calcext:value-type="string">
            <text:p>Comune di Borgial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gofranco d'Ivrea</text:p>
          </table:table-cell>
          <table:table-cell table:formula="of:=CONCATENATE(&quot;Comune di &quot;;[.A30])" office:value-type="string" office:string-value="Comune di Borgofranco d'Ivrea" calcext:value-type="string">
            <text:p>Comune di Borgofranco d'Iv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gomasino</text:p>
          </table:table-cell>
          <table:table-cell table:formula="of:=CONCATENATE(&quot;Comune di &quot;;[.A31])" office:value-type="string" office:string-value="Comune di Borgomasino" calcext:value-type="string">
            <text:p>Comune di Borgomas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gone Susa</text:p>
          </table:table-cell>
          <table:table-cell table:formula="of:=CONCATENATE(&quot;Comune di &quot;;[.A32])" office:value-type="string" office:string-value="Comune di Borgone Susa" calcext:value-type="string">
            <text:p>Comune di Borgone Su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conero</text:p>
          </table:table-cell>
          <table:table-cell table:formula="of:=CONCATENATE(&quot;Comune di &quot;;[.A33])" office:value-type="string" office:string-value="Comune di Bosconero" calcext:value-type="string">
            <text:p>Comune di Boscon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dizzo</text:p>
          </table:table-cell>
          <table:table-cell table:formula="of:=CONCATENATE(&quot;Comune di &quot;;[.A34])" office:value-type="string" office:string-value="Comune di Brandizzo" calcext:value-type="string">
            <text:p>Comune di Brandiz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cherasio</text:p>
          </table:table-cell>
          <table:table-cell table:formula="of:=CONCATENATE(&quot;Comune di &quot;;[.A35])" office:value-type="string" office:string-value="Comune di Bricherasio" calcext:value-type="string">
            <text:p>Comune di Bricheras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sso</text:p>
          </table:table-cell>
          <table:table-cell table:formula="of:=CONCATENATE(&quot;Comune di &quot;;[.A36])" office:value-type="string" office:string-value="Comune di Brosso" calcext:value-type="string">
            <text:p>Comune di Bros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zolo</text:p>
          </table:table-cell>
          <table:table-cell table:formula="of:=CONCATENATE(&quot;Comune di &quot;;[.A37])" office:value-type="string" office:string-value="Comune di Brozolo" calcext:value-type="string">
            <text:p>Comune di Brozo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ino</text:p>
          </table:table-cell>
          <table:table-cell table:formula="of:=CONCATENATE(&quot;Comune di &quot;;[.A38])" office:value-type="string" office:string-value="Comune di Bruino" calcext:value-type="string">
            <text:p>Comune di Bru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sasco</text:p>
          </table:table-cell>
          <table:table-cell table:formula="of:=CONCATENATE(&quot;Comune di &quot;;[.A39])" office:value-type="string" office:string-value="Comune di Brusasco" calcext:value-type="string">
            <text:p>Comune di Brusa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zolo</text:p>
          </table:table-cell>
          <table:table-cell table:formula="of:=CONCATENATE(&quot;Comune di &quot;;[.A40])" office:value-type="string" office:string-value="Comune di Bruzolo" calcext:value-type="string">
            <text:p>Comune di Bruzo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iasco</text:p>
          </table:table-cell>
          <table:table-cell table:formula="of:=CONCATENATE(&quot;Comune di &quot;;[.A41])" office:value-type="string" office:string-value="Comune di Buriasco" calcext:value-type="string">
            <text:p>Comune di Buria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olo</text:p>
          </table:table-cell>
          <table:table-cell table:formula="of:=CONCATENATE(&quot;Comune di &quot;;[.A42])" office:value-type="string" office:string-value="Comune di Burolo" calcext:value-type="string">
            <text:p>Comune di Buro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ano</text:p>
          </table:table-cell>
          <table:table-cell table:formula="of:=CONCATENATE(&quot;Comune di &quot;;[.A43])" office:value-type="string" office:string-value="Comune di Busano" calcext:value-type="string">
            <text:p>Comune di Bus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soleno</text:p>
          </table:table-cell>
          <table:table-cell table:formula="of:=CONCATENATE(&quot;Comune di &quot;;[.A44])" office:value-type="string" office:string-value="Comune di Bussoleno" calcext:value-type="string">
            <text:p>Comune di Bussol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tigliera Alta</text:p>
          </table:table-cell>
          <table:table-cell table:formula="of:=CONCATENATE(&quot;Comune di &quot;;[.A45])" office:value-type="string" office:string-value="Comune di Buttigliera Alta" calcext:value-type="string">
            <text:p>Comune di Buttigliera A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asse</text:p>
          </table:table-cell>
          <table:table-cell table:formula="of:=CONCATENATE(&quot;Comune di &quot;;[.A46])" office:value-type="string" office:string-value="Comune di Cafasse" calcext:value-type="string">
            <text:p>Comune di Cafas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uso</text:p>
          </table:table-cell>
          <table:table-cell table:formula="of:=CONCATENATE(&quot;Comune di &quot;;[.A47])" office:value-type="string" office:string-value="Comune di Caluso" calcext:value-type="string">
            <text:p>Comune di Calu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biano</text:p>
          </table:table-cell>
          <table:table-cell table:formula="of:=CONCATENATE(&quot;Comune di &quot;;[.A48])" office:value-type="string" office:string-value="Comune di Cambiano" calcext:value-type="string">
            <text:p>Comune di Cambi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iglione Fenile</text:p>
          </table:table-cell>
          <table:table-cell table:formula="of:=CONCATENATE(&quot;Comune di &quot;;[.A49])" office:value-type="string" office:string-value="Comune di Campiglione Fenile" calcext:value-type="string">
            <text:p>Comune di Campiglione Fen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dia Canavese</text:p>
          </table:table-cell>
          <table:table-cell table:formula="of:=CONCATENATE(&quot;Comune di &quot;;[.A50])" office:value-type="string" office:string-value="Comune di Candia Canavese" calcext:value-type="string">
            <text:p>Comune di Candia Canav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diolo</text:p>
          </table:table-cell>
          <table:table-cell table:formula="of:=CONCATENATE(&quot;Comune di &quot;;[.A51])" office:value-type="string" office:string-value="Comune di Candiolo" calcext:value-type="string">
            <text:p>Comune di Candio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ischio</text:p>
          </table:table-cell>
          <table:table-cell table:formula="of:=CONCATENATE(&quot;Comune di &quot;;[.A52])" office:value-type="string" office:string-value="Comune di Canischio" calcext:value-type="string">
            <text:p>Comune di Canisch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alupa</text:p>
          </table:table-cell>
          <table:table-cell table:formula="of:=CONCATENATE(&quot;Comune di &quot;;[.A53])" office:value-type="string" office:string-value="Comune di Cantalupa" calcext:value-type="string">
            <text:p>Comune di Cantalu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ira</text:p>
          </table:table-cell>
          <table:table-cell table:formula="of:=CONCATENATE(&quot;Comune di &quot;;[.A54])" office:value-type="string" office:string-value="Comune di Cantoira" calcext:value-type="string">
            <text:p>Comune di Cantoi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rie</text:p>
          </table:table-cell>
          <table:table-cell table:formula="of:=CONCATENATE(&quot;Comune di &quot;;[.A55])" office:value-type="string" office:string-value="Comune di Caprie" calcext:value-type="string">
            <text:p>Comune di Capr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vino</text:p>
          </table:table-cell>
          <table:table-cell table:formula="of:=CONCATENATE(&quot;Comune di &quot;;[.A56])" office:value-type="string" office:string-value="Comune di Caravino" calcext:value-type="string">
            <text:p>Comune di Carav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ema</text:p>
          </table:table-cell>
          <table:table-cell table:formula="of:=CONCATENATE(&quot;Comune di &quot;;[.A57])" office:value-type="string" office:string-value="Comune di Carema" calcext:value-type="string">
            <text:p>Comune di Car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ignano</text:p>
          </table:table-cell>
          <table:table-cell table:formula="of:=CONCATENATE(&quot;Comune di &quot;;[.A58])" office:value-type="string" office:string-value="Comune di Carignano" calcext:value-type="string">
            <text:p>Comune di Carign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magnola</text:p>
          </table:table-cell>
          <table:table-cell table:formula="of:=CONCATENATE(&quot;Comune di &quot;;[.A59])" office:value-type="string" office:string-value="Comune di Carmagnola" calcext:value-type="string">
            <text:p>Comune di Carmagno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alborgone</text:p>
          </table:table-cell>
          <table:table-cell table:formula="of:=CONCATENATE(&quot;Comune di &quot;;[.A60])" office:value-type="string" office:string-value="Comune di Casalborgone" calcext:value-type="string">
            <text:p>Comune di Casalborg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cinette d'Ivrea</text:p>
          </table:table-cell>
          <table:table-cell table:formula="of:=CONCATENATE(&quot;Comune di &quot;;[.A61])" office:value-type="string" office:string-value="Comune di Cascinette d'Ivrea" calcext:value-type="string">
            <text:p>Comune di Cascinette d'Iv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lette</text:p>
          </table:table-cell>
          <table:table-cell table:formula="of:=CONCATENATE(&quot;Comune di &quot;;[.A62])" office:value-type="string" office:string-value="Comune di Caselette" calcext:value-type="string">
            <text:p>Comune di Caselet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lle Torinese</text:p>
          </table:table-cell>
          <table:table-cell table:formula="of:=CONCATENATE(&quot;Comune di &quot;;[.A63])" office:value-type="string" office:string-value="Comune di Caselle Torinese" calcext:value-type="string">
            <text:p>Comune di Caselle Torin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agneto Po</text:p>
          </table:table-cell>
          <table:table-cell table:formula="of:=CONCATENATE(&quot;Comune di &quot;;[.A64])" office:value-type="string" office:string-value="Comune di Castagneto Po" calcext:value-type="string">
            <text:p>Comune di Castagneto 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agnole Piemonte</text:p>
          </table:table-cell>
          <table:table-cell table:formula="of:=CONCATENATE(&quot;Comune di &quot;;[.A65])" office:value-type="string" office:string-value="Comune di Castagnole Piemonte" calcext:value-type="string">
            <text:p>Comune di Castagnole Piemo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ellamonte</text:p>
          </table:table-cell>
          <table:table-cell table:formula="of:=CONCATENATE(&quot;Comune di &quot;;[.A66])" office:value-type="string" office:string-value="Comune di Castellamonte" calcext:value-type="string">
            <text:p>Comune di Castellamo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elnuovo Nigra</text:p>
          </table:table-cell>
          <table:table-cell table:formula="of:=CONCATENATE(&quot;Comune di &quot;;[.A67])" office:value-type="string" office:string-value="Comune di Castelnuovo Nigra" calcext:value-type="string">
            <text:p>Comune di Castelnuovo Nig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glione Torinese</text:p>
          </table:table-cell>
          <table:table-cell table:formula="of:=CONCATENATE(&quot;Comune di &quot;;[.A68])" office:value-type="string" office:string-value="Comune di Castiglione Torinese" calcext:value-type="string">
            <text:p>Comune di Castiglione Torin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vagnolo</text:p>
          </table:table-cell>
          <table:table-cell table:formula="of:=CONCATENATE(&quot;Comune di &quot;;[.A69])" office:value-type="string" office:string-value="Comune di Cavagnolo" calcext:value-type="string">
            <text:p>Comune di Cavagno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vour</text:p>
          </table:table-cell>
          <table:table-cell table:formula="of:=CONCATENATE(&quot;Comune di &quot;;[.A70])" office:value-type="string" office:string-value="Comune di Cavour" calcext:value-type="string">
            <text:p>Comune di Cavo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cenasco</text:p>
          </table:table-cell>
          <table:table-cell table:formula="of:=CONCATENATE(&quot;Comune di &quot;;[.A71])" office:value-type="string" office:string-value="Comune di Cercenasco" calcext:value-type="string">
            <text:p>Comune di Cercena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es</text:p>
          </table:table-cell>
          <table:table-cell table:formula="of:=CONCATENATE(&quot;Comune di &quot;;[.A72])" office:value-type="string" office:string-value="Comune di Ceres" calcext:value-type="string">
            <text:p>Comune di Ce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esole Reale</text:p>
          </table:table-cell>
          <table:table-cell table:formula="of:=CONCATENATE(&quot;Comune di &quot;;[.A73])" office:value-type="string" office:string-value="Comune di Ceresole Reale" calcext:value-type="string">
            <text:p>Comune di Ceresole Re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ana Torinese</text:p>
          </table:table-cell>
          <table:table-cell table:formula="of:=CONCATENATE(&quot;Comune di &quot;;[.A74])" office:value-type="string" office:string-value="Comune di Cesana Torinese" calcext:value-type="string">
            <text:p>Comune di Cesana Torin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alamberto</text:p>
          </table:table-cell>
          <table:table-cell table:formula="of:=CONCATENATE(&quot;Comune di &quot;;[.A75])" office:value-type="string" office:string-value="Comune di Chialamberto" calcext:value-type="string">
            <text:p>Comune di Chialamber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anocco</text:p>
          </table:table-cell>
          <table:table-cell table:formula="of:=CONCATENATE(&quot;Comune di &quot;;[.A76])" office:value-type="string" office:string-value="Comune di Chianocco" calcext:value-type="string">
            <text:p>Comune di Chianoc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averano</text:p>
          </table:table-cell>
          <table:table-cell table:formula="of:=CONCATENATE(&quot;Comune di &quot;;[.A77])" office:value-type="string" office:string-value="Comune di Chiaverano" calcext:value-type="string">
            <text:p>Comune di Chiaver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eri</text:p>
          </table:table-cell>
          <table:table-cell table:formula="of:=CONCATENATE(&quot;Comune di &quot;;[.A78])" office:value-type="string" office:string-value="Comune di Chieri" calcext:value-type="string">
            <text:p>Comune di Chie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esanuova</text:p>
          </table:table-cell>
          <table:table-cell table:formula="of:=CONCATENATE(&quot;Comune di &quot;;[.A79])" office:value-type="string" office:string-value="Comune di Chiesanuova" calcext:value-type="string">
            <text:p>Comune di Chiesanuo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omonte</text:p>
          </table:table-cell>
          <table:table-cell table:formula="of:=CONCATENATE(&quot;Comune di &quot;;[.A80])" office:value-type="string" office:string-value="Comune di Chiomonte" calcext:value-type="string">
            <text:p>Comune di Chiomo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usa di San Michele</text:p>
          </table:table-cell>
          <table:table-cell table:formula="of:=CONCATENATE(&quot;Comune di &quot;;[.A81])" office:value-type="string" office:string-value="Comune di Chiusa di San Michele" calcext:value-type="string">
            <text:p>Comune di Chiusa di San Miche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vasso</text:p>
          </table:table-cell>
          <table:table-cell table:formula="of:=CONCATENATE(&quot;Comune di &quot;;[.A82])" office:value-type="string" office:string-value="Comune di Chivasso" calcext:value-type="string">
            <text:p>Comune di Chivas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conio</text:p>
          </table:table-cell>
          <table:table-cell table:formula="of:=CONCATENATE(&quot;Comune di &quot;;[.A83])" office:value-type="string" office:string-value="Comune di Ciconio" calcext:value-type="string">
            <text:p>Comune di Cico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ntano</text:p>
          </table:table-cell>
          <table:table-cell table:formula="of:=CONCATENATE(&quot;Comune di &quot;;[.A84])" office:value-type="string" office:string-value="Comune di Cintano" calcext:value-type="string">
            <text:p>Comune di Cint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nzano</text:p>
          </table:table-cell>
          <table:table-cell table:formula="of:=CONCATENATE(&quot;Comune di &quot;;[.A85])" office:value-type="string" office:string-value="Comune di Cinzano" calcext:value-type="string">
            <text:p>Comune di Cinz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iè</text:p>
          </table:table-cell>
          <table:table-cell table:formula="of:=CONCATENATE(&quot;Comune di &quot;;[.A86])" office:value-type="string" office:string-value="Comune di Ciriè" calcext:value-type="string">
            <text:p>Comune di Ciri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viere</text:p>
          </table:table-cell>
          <table:table-cell table:formula="of:=CONCATENATE(&quot;Comune di &quot;;[.A87])" office:value-type="string" office:string-value="Comune di Claviere" calcext:value-type="string">
            <text:p>Comune di Clavi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assolo Torinese</text:p>
          </table:table-cell>
          <table:table-cell table:formula="of:=CONCATENATE(&quot;Comune di &quot;;[.A88])" office:value-type="string" office:string-value="Comune di Coassolo Torinese" calcext:value-type="string">
            <text:p>Comune di Coassolo Torin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azze</text:p>
          </table:table-cell>
          <table:table-cell table:formula="of:=CONCATENATE(&quot;Comune di &quot;;[.A89])" office:value-type="string" office:string-value="Comune di Coazze" calcext:value-type="string">
            <text:p>Comune di Coaz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egno</text:p>
          </table:table-cell>
          <table:table-cell table:formula="of:=CONCATENATE(&quot;Comune di &quot;;[.A90])" office:value-type="string" office:string-value="Comune di Collegno" calcext:value-type="string">
            <text:p>Comune di Colleg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eretto Castelnuovo</text:p>
          </table:table-cell>
          <table:table-cell table:formula="of:=CONCATENATE(&quot;Comune di &quot;;[.A91])" office:value-type="string" office:string-value="Comune di Colleretto Castelnuovo" calcext:value-type="string">
            <text:p>Comune di Colleretto Castelnuo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eretto Giacosa</text:p>
          </table:table-cell>
          <table:table-cell table:formula="of:=CONCATENATE(&quot;Comune di &quot;;[.A92])" office:value-type="string" office:string-value="Comune di Colleretto Giacosa" calcext:value-type="string">
            <text:p>Comune di Colleretto Giaco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ove</text:p>
          </table:table-cell>
          <table:table-cell table:formula="of:=CONCATENATE(&quot;Comune di &quot;;[.A93])" office:value-type="string" office:string-value="Comune di Condove" calcext:value-type="string">
            <text:p>Comune di Cond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io</text:p>
          </table:table-cell>
          <table:table-cell table:formula="of:=CONCATENATE(&quot;Comune di &quot;;[.A94])" office:value-type="string" office:string-value="Comune di Corio" calcext:value-type="string">
            <text:p>Comune di Co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sano Canavese</text:p>
          </table:table-cell>
          <table:table-cell table:formula="of:=CONCATENATE(&quot;Comune di &quot;;[.A95])" office:value-type="string" office:string-value="Comune di Cossano Canavese" calcext:value-type="string">
            <text:p>Comune di Cossano Canav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eglio</text:p>
          </table:table-cell>
          <table:table-cell table:formula="of:=CONCATENATE(&quot;Comune di &quot;;[.A96])" office:value-type="string" office:string-value="Comune di Cuceglio" calcext:value-type="string">
            <text:p>Comune di Cuceg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iana</text:p>
          </table:table-cell>
          <table:table-cell table:formula="of:=CONCATENATE(&quot;Comune di &quot;;[.A97])" office:value-type="string" office:string-value="Comune di Cumiana" calcext:value-type="string">
            <text:p>Comune di Cumi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orgnè</text:p>
          </table:table-cell>
          <table:table-cell table:formula="of:=CONCATENATE(&quot;Comune di &quot;;[.A98])" office:value-type="string" office:string-value="Comune di Cuorgnè" calcext:value-type="string">
            <text:p>Comune di Cuorgn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ento</text:p>
          </table:table-cell>
          <table:table-cell table:formula="of:=CONCATENATE(&quot;Comune di &quot;;[.A99])" office:value-type="string" office:string-value="Comune di Druento" calcext:value-type="string">
            <text:p>Comune di Drue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lles</text:p>
          </table:table-cell>
          <table:table-cell table:formula="of:=CONCATENATE(&quot;Comune di &quot;;[.A100])" office:value-type="string" office:string-value="Comune di Exilles" calcext:value-type="string">
            <text:p>Comune di Exil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vria</text:p>
          </table:table-cell>
          <table:table-cell table:formula="of:=CONCATENATE(&quot;Comune di &quot;;[.A101])" office:value-type="string" office:string-value="Comune di Favria" calcext:value-type="string">
            <text:p>Comune di Fav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etto</text:p>
          </table:table-cell>
          <table:table-cell table:formula="of:=CONCATENATE(&quot;Comune di &quot;;[.A102])" office:value-type="string" office:string-value="Comune di Feletto" calcext:value-type="string">
            <text:p>Comune di Felet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estrelle</text:p>
          </table:table-cell>
          <table:table-cell table:formula="of:=CONCATENATE(&quot;Comune di &quot;;[.A103])" office:value-type="string" office:string-value="Comune di Fenestrelle" calcext:value-type="string">
            <text:p>Comune di Fenestre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ano</text:p>
          </table:table-cell>
          <table:table-cell table:formula="of:=CONCATENATE(&quot;Comune di &quot;;[.A104])" office:value-type="string" office:string-value="Comune di Fiano" calcext:value-type="string">
            <text:p>Comune di Fi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orano Canavese</text:p>
          </table:table-cell>
          <table:table-cell table:formula="of:=CONCATENATE(&quot;Comune di &quot;;[.A105])" office:value-type="string" office:string-value="Comune di Fiorano Canavese" calcext:value-type="string">
            <text:p>Comune di Fiorano Canav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glizzo</text:p>
          </table:table-cell>
          <table:table-cell table:formula="of:=CONCATENATE(&quot;Comune di &quot;;[.A106])" office:value-type="string" office:string-value="Comune di Foglizzo" calcext:value-type="string">
            <text:p>Comune di Fogliz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no Canavese</text:p>
          </table:table-cell>
          <table:table-cell table:formula="of:=CONCATENATE(&quot;Comune di &quot;;[.A107])" office:value-type="string" office:string-value="Comune di Forno Canavese" calcext:value-type="string">
            <text:p>Comune di Forno Canav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sinetto</text:p>
          </table:table-cell>
          <table:table-cell table:formula="of:=CONCATENATE(&quot;Comune di &quot;;[.A108])" office:value-type="string" office:string-value="Comune di Frassinetto" calcext:value-type="string">
            <text:p>Comune di Frassinet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nt</text:p>
          </table:table-cell>
          <table:table-cell table:formula="of:=CONCATENATE(&quot;Comune di &quot;;[.A109])" office:value-type="string" office:string-value="Comune di Front" calcext:value-type="string">
            <text:p>Comune di Fr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ssasco</text:p>
          </table:table-cell>
          <table:table-cell table:formula="of:=CONCATENATE(&quot;Comune di &quot;;[.A110])" office:value-type="string" office:string-value="Comune di Frossasco" calcext:value-type="string">
            <text:p>Comune di Frossa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zigliana</text:p>
          </table:table-cell>
          <table:table-cell table:formula="of:=CONCATENATE(&quot;Comune di &quot;;[.A111])" office:value-type="string" office:string-value="Comune di Garzigliana" calcext:value-type="string">
            <text:p>Comune di Garzigli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sino Torinese</text:p>
          </table:table-cell>
          <table:table-cell table:formula="of:=CONCATENATE(&quot;Comune di &quot;;[.A112])" office:value-type="string" office:string-value="Comune di Gassino Torinese" calcext:value-type="string">
            <text:p>Comune di Gassino Torin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magnano</text:p>
          </table:table-cell>
          <table:table-cell table:formula="of:=CONCATENATE(&quot;Comune di &quot;;[.A113])" office:value-type="string" office:string-value="Comune di Germagnano" calcext:value-type="string">
            <text:p>Comune di Germagn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aglione</text:p>
          </table:table-cell>
          <table:table-cell table:formula="of:=CONCATENATE(&quot;Comune di &quot;;[.A114])" office:value-type="string" office:string-value="Comune di Giaglione" calcext:value-type="string">
            <text:p>Comune di Giagli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aveno</text:p>
          </table:table-cell>
          <table:table-cell table:formula="of:=CONCATENATE(&quot;Comune di &quot;;[.A115])" office:value-type="string" office:string-value="Comune di Giaveno" calcext:value-type="string">
            <text:p>Comune di Giav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oletto</text:p>
          </table:table-cell>
          <table:table-cell table:formula="of:=CONCATENATE(&quot;Comune di &quot;;[.A116])" office:value-type="string" office:string-value="Comune di Givoletto" calcext:value-type="string">
            <text:p>Comune di Givolet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ere</text:p>
          </table:table-cell>
          <table:table-cell table:formula="of:=CONCATENATE(&quot;Comune di &quot;;[.A117])" office:value-type="string" office:string-value="Comune di Gravere" calcext:value-type="string">
            <text:p>Comune di Grav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scavallo</text:p>
          </table:table-cell>
          <table:table-cell table:formula="of:=CONCATENATE(&quot;Comune di &quot;;[.A118])" office:value-type="string" office:string-value="Comune di Groscavallo" calcext:value-type="string">
            <text:p>Comune di Groscaval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sso</text:p>
          </table:table-cell>
          <table:table-cell table:formula="of:=CONCATENATE(&quot;Comune di &quot;;[.A119])" office:value-type="string" office:string-value="Comune di Grosso" calcext:value-type="string">
            <text:p>Comune di Gros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gliasco</text:p>
          </table:table-cell>
          <table:table-cell table:formula="of:=CONCATENATE(&quot;Comune di &quot;;[.A120])" office:value-type="string" office:string-value="Comune di Grugliasco" calcext:value-type="string">
            <text:p>Comune di Gruglia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ria</text:p>
          </table:table-cell>
          <table:table-cell table:formula="of:=CONCATENATE(&quot;Comune di &quot;;[.A121])" office:value-type="string" office:string-value="Comune di Ingria" calcext:value-type="string">
            <text:p>Comune di Ing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rso Pinasca</text:p>
          </table:table-cell>
          <table:table-cell table:formula="of:=CONCATENATE(&quot;Comune di &quot;;[.A122])" office:value-type="string" office:string-value="Comune di Inverso Pinasca" calcext:value-type="string">
            <text:p>Comune di Inverso Pinas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labella</text:p>
          </table:table-cell>
          <table:table-cell table:formula="of:=CONCATENATE(&quot;Comune di &quot;;[.A123])" office:value-type="string" office:string-value="Comune di Isolabella" calcext:value-type="string">
            <text:p>Comune di Isolabel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siglio</text:p>
          </table:table-cell>
          <table:table-cell table:formula="of:=CONCATENATE(&quot;Comune di &quot;;[.A124])" office:value-type="string" office:string-value="Comune di Issiglio" calcext:value-type="string">
            <text:p>Comune di Issig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rea</text:p>
          </table:table-cell>
          <table:table-cell table:formula="of:=CONCATENATE(&quot;Comune di &quot;;[.A125])" office:value-type="string" office:string-value="Comune di Ivrea" calcext:value-type="string">
            <text:p>Comune di Iv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Cassa</text:p>
          </table:table-cell>
          <table:table-cell table:formula="of:=CONCATENATE(&quot;Comune di &quot;;[.A126])" office:value-type="string" office:string-value="Comune di La Cassa" calcext:value-type="string">
            <text:p>Comune di La Cas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Loggia</text:p>
          </table:table-cell>
          <table:table-cell table:formula="of:=CONCATENATE(&quot;Comune di &quot;;[.A127])" office:value-type="string" office:string-value="Comune di La Loggia" calcext:value-type="string">
            <text:p>Comune di La Log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zo Torinese</text:p>
          </table:table-cell>
          <table:table-cell table:formula="of:=CONCATENATE(&quot;Comune di &quot;;[.A128])" office:value-type="string" office:string-value="Comune di Lanzo Torinese" calcext:value-type="string">
            <text:p>Comune di Lanzo Torin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ano</text:p>
          </table:table-cell>
          <table:table-cell table:formula="of:=CONCATENATE(&quot;Comune di &quot;;[.A129])" office:value-type="string" office:string-value="Comune di Lauriano" calcext:value-type="string">
            <text:p>Comune di Lauri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nì</text:p>
          </table:table-cell>
          <table:table-cell table:formula="of:=CONCATENATE(&quot;Comune di &quot;;[.A130])" office:value-type="string" office:string-value="Comune di Leinì" calcext:value-type="string">
            <text:p>Comune di Lein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mie</text:p>
          </table:table-cell>
          <table:table-cell table:formula="of:=CONCATENATE(&quot;Comune di &quot;;[.A131])" office:value-type="string" office:string-value="Comune di Lemie" calcext:value-type="string">
            <text:p>Comune di Lem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olo</text:p>
          </table:table-cell>
          <table:table-cell table:formula="of:=CONCATENATE(&quot;Comune di &quot;;[.A132])" office:value-type="string" office:string-value="Comune di Lessolo" calcext:value-type="string">
            <text:p>Comune di Lesso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one</text:p>
          </table:table-cell>
          <table:table-cell table:formula="of:=CONCATENATE(&quot;Comune di &quot;;[.A133])" office:value-type="string" office:string-value="Comune di Levone" calcext:value-type="string">
            <text:p>Comune di Lev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na</text:p>
          </table:table-cell>
          <table:table-cell table:formula="of:=CONCATENATE(&quot;Comune di &quot;;[.A134])" office:value-type="string" office:string-value="Comune di Locana" calcext:value-type="string">
            <text:p>Comune di Loc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mbardore</text:p>
          </table:table-cell>
          <table:table-cell table:formula="of:=CONCATENATE(&quot;Comune di &quot;;[.A135])" office:value-type="string" office:string-value="Comune di Lombardore" calcext:value-type="string">
            <text:p>Comune di Lombard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mbriasco</text:p>
          </table:table-cell>
          <table:table-cell table:formula="of:=CONCATENATE(&quot;Comune di &quot;;[.A136])" office:value-type="string" office:string-value="Comune di Lombriasco" calcext:value-type="string">
            <text:p>Comune di Lombria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anzè</text:p>
          </table:table-cell>
          <table:table-cell table:formula="of:=CONCATENATE(&quot;Comune di &quot;;[.A137])" office:value-type="string" office:string-value="Comune di Loranzè" calcext:value-type="string">
            <text:p>Comune di Loranz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gnacco</text:p>
          </table:table-cell>
          <table:table-cell table:formula="of:=CONCATENATE(&quot;Comune di &quot;;[.A138])" office:value-type="string" office:string-value="Comune di Lugnacco" calcext:value-type="string">
            <text:p>Comune di Lugnac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serna San Giovanni</text:p>
          </table:table-cell>
          <table:table-cell table:formula="of:=CONCATENATE(&quot;Comune di &quot;;[.A139])" office:value-type="string" office:string-value="Comune di Luserna San Giovanni" calcext:value-type="string">
            <text:p>Comune di Luserna San Giovan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sernetta</text:p>
          </table:table-cell>
          <table:table-cell table:formula="of:=CONCATENATE(&quot;Comune di &quot;;[.A140])" office:value-type="string" office:string-value="Comune di Lusernetta" calcext:value-type="string">
            <text:p>Comune di Lusernet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sigliè</text:p>
          </table:table-cell>
          <table:table-cell table:formula="of:=CONCATENATE(&quot;Comune di &quot;;[.A141])" office:value-type="string" office:string-value="Comune di Lusigliè" calcext:value-type="string">
            <text:p>Comune di Lusigli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ello</text:p>
          </table:table-cell>
          <table:table-cell table:formula="of:=CONCATENATE(&quot;Comune di &quot;;[.A142])" office:value-type="string" office:string-value="Comune di Macello" calcext:value-type="string">
            <text:p>Comune di Macel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lione</text:p>
          </table:table-cell>
          <table:table-cell table:formula="of:=CONCATENATE(&quot;Comune di &quot;;[.A143])" office:value-type="string" office:string-value="Comune di Maglione" calcext:value-type="string">
            <text:p>Comune di Magli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entino</text:p>
          </table:table-cell>
          <table:table-cell table:formula="of:=CONCATENATE(&quot;Comune di &quot;;[.A144])" office:value-type="string" office:string-value="Comune di Marentino" calcext:value-type="string">
            <text:p>Comune di Marent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ello</text:p>
          </table:table-cell>
          <table:table-cell table:formula="of:=CONCATENATE(&quot;Comune di &quot;;[.A145])" office:value-type="string" office:string-value="Comune di Massello" calcext:value-type="string">
            <text:p>Comune di Massel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</text:p>
          </table:table-cell>
          <table:table-cell table:formula="of:=CONCATENATE(&quot;Comune di &quot;;[.A146])" office:value-type="string" office:string-value="Comune di Mathi" calcext:value-type="string">
            <text:p>Comune di Mat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ie</text:p>
          </table:table-cell>
          <table:table-cell table:formula="of:=CONCATENATE(&quot;Comune di &quot;;[.A147])" office:value-type="string" office:string-value="Comune di Mattie" calcext:value-type="string">
            <text:p>Comune di Matt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zè</text:p>
          </table:table-cell>
          <table:table-cell table:formula="of:=CONCATENATE(&quot;Comune di &quot;;[.A148])" office:value-type="string" office:string-value="Comune di Mazzè" calcext:value-type="string">
            <text:p>Comune di Mazz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a di Susa</text:p>
          </table:table-cell>
          <table:table-cell table:formula="of:=CONCATENATE(&quot;Comune di &quot;;[.A149])" office:value-type="string" office:string-value="Comune di Meana di Susa" calcext:value-type="string">
            <text:p>Comune di Meana di Su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enasco</text:p>
          </table:table-cell>
          <table:table-cell table:formula="of:=CONCATENATE(&quot;Comune di &quot;;[.A150])" office:value-type="string" office:string-value="Comune di Mercenasco" calcext:value-type="string">
            <text:p>Comune di Mercena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ugliano</text:p>
          </table:table-cell>
          <table:table-cell table:formula="of:=CONCATENATE(&quot;Comune di &quot;;[.A151])" office:value-type="string" office:string-value="Comune di Meugliano" calcext:value-type="string">
            <text:p>Comune di Meugli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zzenile</text:p>
          </table:table-cell>
          <table:table-cell table:formula="of:=CONCATENATE(&quot;Comune di &quot;;[.A152])" office:value-type="string" office:string-value="Comune di Mezzenile" calcext:value-type="string">
            <text:p>Comune di Mezzen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mbello di Torino</text:p>
          </table:table-cell>
          <table:table-cell table:formula="of:=CONCATENATE(&quot;Comune di &quot;;[.A153])" office:value-type="string" office:string-value="Comune di Mombello di Torino" calcext:value-type="string">
            <text:p>Comune di Mombello di Tor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mpantero</text:p>
          </table:table-cell>
          <table:table-cell table:formula="of:=CONCATENATE(&quot;Comune di &quot;;[.A154])" office:value-type="string" office:string-value="Comune di Mompantero" calcext:value-type="string">
            <text:p>Comune di Mompant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astero di Lanzo</text:p>
          </table:table-cell>
          <table:table-cell table:formula="of:=CONCATENATE(&quot;Comune di &quot;;[.A155])" office:value-type="string" office:string-value="Comune di Monastero di Lanzo" calcext:value-type="string">
            <text:p>Comune di Monastero di La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calieri</text:p>
          </table:table-cell>
          <table:table-cell table:formula="of:=CONCATENATE(&quot;Comune di &quot;;[.A156])" office:value-type="string" office:string-value="Comune di Moncalieri" calcext:value-type="string">
            <text:p>Comune di Moncalie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cenisio</text:p>
          </table:table-cell>
          <table:table-cell table:formula="of:=CONCATENATE(&quot;Comune di &quot;;[.A157])" office:value-type="string" office:string-value="Comune di Moncenisio" calcext:value-type="string">
            <text:p>Comune di Moncenis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aldo Torinese</text:p>
          </table:table-cell>
          <table:table-cell table:formula="of:=CONCATENATE(&quot;Comune di &quot;;[.A158])" office:value-type="string" office:string-value="Comune di Montaldo Torinese" calcext:value-type="string">
            <text:p>Comune di Montaldo Torin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alenghe</text:p>
          </table:table-cell>
          <table:table-cell table:formula="of:=CONCATENATE(&quot;Comune di &quot;;[.A159])" office:value-type="string" office:string-value="Comune di Montalenghe" calcext:value-type="string">
            <text:p>Comune di Montaleng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alto Dora</text:p>
          </table:table-cell>
          <table:table-cell table:formula="of:=CONCATENATE(&quot;Comune di &quot;;[.A160])" office:value-type="string" office:string-value="Comune di Montalto Dora" calcext:value-type="string">
            <text:p>Comune di Montalto Do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anaro</text:p>
          </table:table-cell>
          <table:table-cell table:formula="of:=CONCATENATE(&quot;Comune di &quot;;[.A161])" office:value-type="string" office:string-value="Comune di Montanaro" calcext:value-type="string">
            <text:p>Comune di Montana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eu da Po</text:p>
          </table:table-cell>
          <table:table-cell table:formula="of:=CONCATENATE(&quot;Comune di &quot;;[.A162])" office:value-type="string" office:string-value="Comune di Monteu da Po" calcext:value-type="string">
            <text:p>Comune di Monteu da 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iondo Torinese</text:p>
          </table:table-cell>
          <table:table-cell table:formula="of:=CONCATENATE(&quot;Comune di &quot;;[.A163])" office:value-type="string" office:string-value="Comune di Moriondo Torinese" calcext:value-type="string">
            <text:p>Comune di Moriondo Torin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helino</text:p>
          </table:table-cell>
          <table:table-cell table:formula="of:=CONCATENATE(&quot;Comune di &quot;;[.A164])" office:value-type="string" office:string-value="Comune di Nichelino" calcext:value-type="string">
            <text:p>Comune di Nichel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asca</text:p>
          </table:table-cell>
          <table:table-cell table:formula="of:=CONCATENATE(&quot;Comune di &quot;;[.A165])" office:value-type="string" office:string-value="Comune di Noasca" calcext:value-type="string">
            <text:p>Comune di Noas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le</text:p>
          </table:table-cell>
          <table:table-cell table:formula="of:=CONCATENATE(&quot;Comune di &quot;;[.A166])" office:value-type="string" office:string-value="Comune di Nole" calcext:value-type="string">
            <text:p>Comune di N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aglio</text:p>
          </table:table-cell>
          <table:table-cell table:formula="of:=CONCATENATE(&quot;Comune di &quot;;[.A167])" office:value-type="string" office:string-value="Comune di Nomaglio" calcext:value-type="string">
            <text:p>Comune di Nomag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table:formula="of:=CONCATENATE(&quot;Comune di &quot;;[.A168])" office:value-type="string" office:string-value="Comune di None" calcext:value-type="string">
            <text:p>Comune di 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alesa</text:p>
          </table:table-cell>
          <table:table-cell table:formula="of:=CONCATENATE(&quot;Comune di &quot;;[.A169])" office:value-type="string" office:string-value="Comune di Novalesa" calcext:value-type="string">
            <text:p>Comune di Novale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lianico</text:p>
          </table:table-cell>
          <table:table-cell table:formula="of:=CONCATENATE(&quot;Comune di &quot;;[.A170])" office:value-type="string" office:string-value="Comune di Oglianico" calcext:value-type="string">
            <text:p>Comune di Oglian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bassano</text:p>
          </table:table-cell>
          <table:table-cell table:formula="of:=CONCATENATE(&quot;Comune di &quot;;[.A171])" office:value-type="string" office:string-value="Comune di Orbassano" calcext:value-type="string">
            <text:p>Comune di Orbass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o Canavese</text:p>
          </table:table-cell>
          <table:table-cell table:formula="of:=CONCATENATE(&quot;Comune di &quot;;[.A172])" office:value-type="string" office:string-value="Comune di Orio Canavese" calcext:value-type="string">
            <text:p>Comune di Orio Canav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asco</text:p>
          </table:table-cell>
          <table:table-cell table:formula="of:=CONCATENATE(&quot;Comune di &quot;;[.A173])" office:value-type="string" office:string-value="Comune di Osasco" calcext:value-type="string">
            <text:p>Comune di Osa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asio</text:p>
          </table:table-cell>
          <table:table-cell table:formula="of:=CONCATENATE(&quot;Comune di &quot;;[.A174])" office:value-type="string" office:string-value="Comune di Osasio" calcext:value-type="string">
            <text:p>Comune di Osas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lx</text:p>
          </table:table-cell>
          <table:table-cell table:formula="of:=CONCATENATE(&quot;Comune di &quot;;[.A175])" office:value-type="string" office:string-value="Comune di Oulx" calcext:value-type="string">
            <text:p>Comune di Ou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egna</text:p>
          </table:table-cell>
          <table:table-cell table:formula="of:=CONCATENATE(&quot;Comune di &quot;;[.A176])" office:value-type="string" office:string-value="Comune di Ozegna" calcext:value-type="string">
            <text:p>Comune di Ozeg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zzo Canavese</text:p>
          </table:table-cell>
          <table:table-cell table:formula="of:=CONCATENATE(&quot;Comune di &quot;;[.A177])" office:value-type="string" office:string-value="Comune di Palazzo Canavese" calcext:value-type="string">
            <text:p>Comune di Palazzo Canav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calieri</text:p>
          </table:table-cell>
          <table:table-cell table:formula="of:=CONCATENATE(&quot;Comune di &quot;;[.A178])" office:value-type="string" office:string-value="Comune di Pancalieri" calcext:value-type="string">
            <text:p>Comune di Pancalie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lla</text:p>
          </table:table-cell>
          <table:table-cell table:formula="of:=CONCATENATE(&quot;Comune di &quot;;[.A179])" office:value-type="string" office:string-value="Comune di Parella" calcext:value-type="string">
            <text:p>Comune di Parel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arolo</text:p>
          </table:table-cell>
          <table:table-cell table:formula="of:=CONCATENATE(&quot;Comune di &quot;;[.A180])" office:value-type="string" office:string-value="Comune di Pavarolo" calcext:value-type="string">
            <text:p>Comune di Pavaro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one Canavese</text:p>
          </table:table-cell>
          <table:table-cell table:formula="of:=CONCATENATE(&quot;Comune di &quot;;[.A181])" office:value-type="string" office:string-value="Comune di Pavone Canavese" calcext:value-type="string">
            <text:p>Comune di Pavone Canav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cco</text:p>
          </table:table-cell>
          <table:table-cell table:formula="of:=CONCATENATE(&quot;Comune di &quot;;[.A182])" office:value-type="string" office:string-value="Comune di Pecco" calcext:value-type="string">
            <text:p>Comune di Pec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cetto Torinese</text:p>
          </table:table-cell>
          <table:table-cell table:formula="of:=CONCATENATE(&quot;Comune di &quot;;[.A183])" office:value-type="string" office:string-value="Comune di Pecetto Torinese" calcext:value-type="string">
            <text:p>Comune di Pecetto Torin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osa Argentina</text:p>
          </table:table-cell>
          <table:table-cell table:formula="of:=CONCATENATE(&quot;Comune di &quot;;[.A184])" office:value-type="string" office:string-value="Comune di Perosa Argentina" calcext:value-type="string">
            <text:p>Comune di Perosa Argent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osa Canavese</text:p>
          </table:table-cell>
          <table:table-cell table:formula="of:=CONCATENATE(&quot;Comune di &quot;;[.A185])" office:value-type="string" office:string-value="Comune di Perosa Canavese" calcext:value-type="string">
            <text:p>Comune di Perosa Canav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rero</text:p>
          </table:table-cell>
          <table:table-cell table:formula="of:=CONCATENATE(&quot;Comune di &quot;;[.A186])" office:value-type="string" office:string-value="Comune di Perrero" calcext:value-type="string">
            <text:p>Comune di Perr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tusio</text:p>
          </table:table-cell>
          <table:table-cell table:formula="of:=CONCATENATE(&quot;Comune di &quot;;[.A187])" office:value-type="string" office:string-value="Comune di Pertusio" calcext:value-type="string">
            <text:p>Comune di Pertus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sinetto</text:p>
          </table:table-cell>
          <table:table-cell table:formula="of:=CONCATENATE(&quot;Comune di &quot;;[.A188])" office:value-type="string" office:string-value="Comune di Pessinetto" calcext:value-type="string">
            <text:p>Comune di Pessinet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anezza</text:p>
          </table:table-cell>
          <table:table-cell table:formula="of:=CONCATENATE(&quot;Comune di &quot;;[.A189])" office:value-type="string" office:string-value="Comune di Pianezza" calcext:value-type="string">
            <text:p>Comune di Pianez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asca</text:p>
          </table:table-cell>
          <table:table-cell table:formula="of:=CONCATENATE(&quot;Comune di &quot;;[.A190])" office:value-type="string" office:string-value="Comune di Pinasca" calcext:value-type="string">
            <text:p>Comune di Pinas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erolo</text:p>
          </table:table-cell>
          <table:table-cell table:formula="of:=CONCATENATE(&quot;Comune di &quot;;[.A191])" office:value-type="string" office:string-value="Comune di Pinerolo" calcext:value-type="string">
            <text:p>Comune di Pinero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o Torinese</text:p>
          </table:table-cell>
          <table:table-cell table:formula="of:=CONCATENATE(&quot;Comune di &quot;;[.A192])" office:value-type="string" office:string-value="Comune di Pino Torinese" calcext:value-type="string">
            <text:p>Comune di Pino Torin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obesi Torinese</text:p>
          </table:table-cell>
          <table:table-cell table:formula="of:=CONCATENATE(&quot;Comune di &quot;;[.A193])" office:value-type="string" office:string-value="Comune di Piobesi Torinese" calcext:value-type="string">
            <text:p>Comune di Piobesi Torin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ossasco</text:p>
          </table:table-cell>
          <table:table-cell table:formula="of:=CONCATENATE(&quot;Comune di &quot;;[.A194])" office:value-type="string" office:string-value="Comune di Piossasco" calcext:value-type="string">
            <text:p>Comune di Piossa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scina</text:p>
          </table:table-cell>
          <table:table-cell table:formula="of:=CONCATENATE(&quot;Comune di &quot;;[.A195])" office:value-type="string" office:string-value="Comune di Piscina" calcext:value-type="string">
            <text:p>Comune di Pisc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verone</text:p>
          </table:table-cell>
          <table:table-cell table:formula="of:=CONCATENATE(&quot;Comune di &quot;;[.A196])" office:value-type="string" office:string-value="Comune di Piverone" calcext:value-type="string">
            <text:p>Comune di Piver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rino</text:p>
          </table:table-cell>
          <table:table-cell table:formula="of:=CONCATENATE(&quot;Comune di &quot;;[.A197])" office:value-type="string" office:string-value="Comune di Poirino" calcext:value-type="string">
            <text:p>Comune di Poir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maretto</text:p>
          </table:table-cell>
          <table:table-cell table:formula="of:=CONCATENATE(&quot;Comune di &quot;;[.A198])" office:value-type="string" office:string-value="Comune di Pomaretto" calcext:value-type="string">
            <text:p>Comune di Pomaret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nt Canavese</text:p>
          </table:table-cell>
          <table:table-cell table:formula="of:=CONCATENATE(&quot;Comune di &quot;;[.A199])" office:value-type="string" office:string-value="Comune di Pont Canavese" calcext:value-type="string">
            <text:p>Comune di Pont Canav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e</text:p>
          </table:table-cell>
          <table:table-cell table:formula="of:=CONCATENATE(&quot;Comune di &quot;;[.A200])" office:value-type="string" office:string-value="Comune di Porte" calcext:value-type="string">
            <text:p>Comune di Por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gelato</text:p>
          </table:table-cell>
          <table:table-cell table:formula="of:=CONCATENATE(&quot;Comune di &quot;;[.A201])" office:value-type="string" office:string-value="Comune di Pragelato" calcext:value-type="string">
            <text:p>Comune di Pragela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li</text:p>
          </table:table-cell>
          <table:table-cell table:formula="of:=CONCATENATE(&quot;Comune di &quot;;[.A202])" office:value-type="string" office:string-value="Comune di Prali" calcext:value-type="string">
            <text:p>Comune di Pra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lormo</text:p>
          </table:table-cell>
          <table:table-cell table:formula="of:=CONCATENATE(&quot;Comune di &quot;;[.A203])" office:value-type="string" office:string-value="Comune di Pralormo" calcext:value-type="string">
            <text:p>Comune di Pralor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mollo</text:p>
          </table:table-cell>
          <table:table-cell table:formula="of:=CONCATENATE(&quot;Comune di &quot;;[.A204])" office:value-type="string" office:string-value="Comune di Pramollo" calcext:value-type="string">
            <text:p>Comune di Pramol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rostino</text:p>
          </table:table-cell>
          <table:table-cell table:formula="of:=CONCATENATE(&quot;Comune di &quot;;[.A205])" office:value-type="string" office:string-value="Comune di Prarostino" calcext:value-type="string">
            <text:p>Comune di Prarost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scorsano</text:p>
          </table:table-cell>
          <table:table-cell table:formula="of:=CONCATENATE(&quot;Comune di &quot;;[.A206])" office:value-type="string" office:string-value="Comune di Prascorsano" calcext:value-type="string">
            <text:p>Comune di Prascors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tiglione</text:p>
          </table:table-cell>
          <table:table-cell table:formula="of:=CONCATENATE(&quot;Comune di &quot;;[.A207])" office:value-type="string" office:string-value="Comune di Pratiglione" calcext:value-type="string">
            <text:p>Comune di Pratigli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gliuzzo</text:p>
          </table:table-cell>
          <table:table-cell table:formula="of:=CONCATENATE(&quot;Comune di &quot;;[.A208])" office:value-type="string" office:string-value="Comune di Quagliuzzo" calcext:value-type="string">
            <text:p>Comune di Quagliuz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ssolo</text:p>
          </table:table-cell>
          <table:table-cell table:formula="of:=CONCATENATE(&quot;Comune di &quot;;[.A209])" office:value-type="string" office:string-value="Comune di Quassolo" calcext:value-type="string">
            <text:p>Comune di Quasso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ncinetto</text:p>
          </table:table-cell>
          <table:table-cell table:formula="of:=CONCATENATE(&quot;Comune di &quot;;[.A210])" office:value-type="string" office:string-value="Comune di Quincinetto" calcext:value-type="string">
            <text:p>Comune di Quincinet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no</text:p>
          </table:table-cell>
          <table:table-cell table:formula="of:=CONCATENATE(&quot;Comune di &quot;;[.A211])" office:value-type="string" office:string-value="Comune di Reano" calcext:value-type="string">
            <text:p>Comune di Re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bordone</text:p>
          </table:table-cell>
          <table:table-cell table:formula="of:=CONCATENATE(&quot;Comune di &quot;;[.A212])" office:value-type="string" office:string-value="Comune di Ribordone" calcext:value-type="string">
            <text:p>Comune di Ribor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a presso Chieri</text:p>
          </table:table-cell>
          <table:table-cell table:formula="of:=CONCATENATE(&quot;Comune di &quot;;[.A213])" office:value-type="string" office:string-value="Comune di Riva presso Chieri" calcext:value-type="string">
            <text:p>Comune di Riva presso Chie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alba</text:p>
          </table:table-cell>
          <table:table-cell table:formula="of:=CONCATENATE(&quot;Comune di &quot;;[.A214])" office:value-type="string" office:string-value="Comune di Rivalba" calcext:value-type="string">
            <text:p>Comune di Rival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alta di Torino</text:p>
          </table:table-cell>
          <table:table-cell table:formula="of:=CONCATENATE(&quot;Comune di &quot;;[.A215])" office:value-type="string" office:string-value="Comune di Rivalta di Torino" calcext:value-type="string">
            <text:p>Comune di Rivalta di Tor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ara</text:p>
          </table:table-cell>
          <table:table-cell table:formula="of:=CONCATENATE(&quot;Comune di &quot;;[.A216])" office:value-type="string" office:string-value="Comune di Rivara" calcext:value-type="string">
            <text:p>Comune di Riv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arolo Canavese</text:p>
          </table:table-cell>
          <table:table-cell table:formula="of:=CONCATENATE(&quot;Comune di &quot;;[.A217])" office:value-type="string" office:string-value="Comune di Rivarolo Canavese" calcext:value-type="string">
            <text:p>Comune di Rivarolo Canav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arossa</text:p>
          </table:table-cell>
          <table:table-cell table:formula="of:=CONCATENATE(&quot;Comune di &quot;;[.A218])" office:value-type="string" office:string-value="Comune di Rivarossa" calcext:value-type="string">
            <text:p>Comune di Rivaros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oli</text:p>
          </table:table-cell>
          <table:table-cell table:formula="of:=CONCATENATE(&quot;Comune di &quot;;[.A219])" office:value-type="string" office:string-value="Comune di Rivoli" calcext:value-type="string">
            <text:p>Comune di Rivo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assomero</text:p>
          </table:table-cell>
          <table:table-cell table:formula="of:=CONCATENATE(&quot;Comune di &quot;;[.A220])" office:value-type="string" office:string-value="Comune di Robassomero" calcext:value-type="string">
            <text:p>Comune di Robassom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ca Canavese</text:p>
          </table:table-cell>
          <table:table-cell table:formula="of:=CONCATENATE(&quot;Comune di &quot;;[.A221])" office:value-type="string" office:string-value="Comune di Rocca Canavese" calcext:value-type="string">
            <text:p>Comune di Rocca Canav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etto</text:p>
          </table:table-cell>
          <table:table-cell table:formula="of:=CONCATENATE(&quot;Comune di &quot;;[.A222])" office:value-type="string" office:string-value="Comune di Roletto" calcext:value-type="string">
            <text:p>Comune di Rolet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o Canavese</text:p>
          </table:table-cell>
          <table:table-cell table:formula="of:=CONCATENATE(&quot;Comune di &quot;;[.A223])" office:value-type="string" office:string-value="Comune di Romano Canavese" calcext:value-type="string">
            <text:p>Comune di Romano Canav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nco Canavese</text:p>
          </table:table-cell>
          <table:table-cell table:formula="of:=CONCATENATE(&quot;Comune di &quot;;[.A224])" office:value-type="string" office:string-value="Comune di Ronco Canavese" calcext:value-type="string">
            <text:p>Comune di Ronco Canav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ndissone</text:p>
          </table:table-cell>
          <table:table-cell table:formula="of:=CONCATENATE(&quot;Comune di &quot;;[.A225])" office:value-type="string" office:string-value="Comune di Rondissone" calcext:value-type="string">
            <text:p>Comune di Rondiss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rà</text:p>
          </table:table-cell>
          <table:table-cell table:formula="of:=CONCATENATE(&quot;Comune di &quot;;[.A226])" office:value-type="string" office:string-value="Comune di Rorà" calcext:value-type="string">
            <text:p>Comune di Ror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ta</text:p>
          </table:table-cell>
          <table:table-cell table:formula="of:=CONCATENATE(&quot;Comune di &quot;;[.A227])" office:value-type="string" office:string-value="Comune di Rosta" calcext:value-type="string">
            <text:p>Comune di Ro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re</text:p>
          </table:table-cell>
          <table:table-cell table:formula="of:=CONCATENATE(&quot;Comune di &quot;;[.A228])" office:value-type="string" office:string-value="Comune di Roure" calcext:value-type="string">
            <text:p>Comune di Ro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biana</text:p>
          </table:table-cell>
          <table:table-cell table:formula="of:=CONCATENATE(&quot;Comune di &quot;;[.A229])" office:value-type="string" office:string-value="Comune di Rubiana" calcext:value-type="string">
            <text:p>Comune di Rubi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eglio</text:p>
          </table:table-cell>
          <table:table-cell table:formula="of:=CONCATENATE(&quot;Comune di &quot;;[.A230])" office:value-type="string" office:string-value="Comune di Rueglio" calcext:value-type="string">
            <text:p>Comune di Rueg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assa</text:p>
          </table:table-cell>
          <table:table-cell table:formula="of:=CONCATENATE(&quot;Comune di &quot;;[.A231])" office:value-type="string" office:string-value="Comune di Salassa" calcext:value-type="string">
            <text:p>Comune di Salas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bertrand</text:p>
          </table:table-cell>
          <table:table-cell table:formula="of:=CONCATENATE(&quot;Comune di &quot;;[.A232])" office:value-type="string" office:string-value="Comune di Salbertrand" calcext:value-type="string">
            <text:p>Comune di Salbertr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erano</text:p>
          </table:table-cell>
          <table:table-cell table:formula="of:=CONCATENATE(&quot;Comune di &quot;;[.A233])" office:value-type="string" office:string-value="Comune di Salerano" calcext:value-type="string">
            <text:p>Comune di Saler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za di Pinerolo</text:p>
          </table:table-cell>
          <table:table-cell table:formula="of:=CONCATENATE(&quot;Comune di &quot;;[.A234])" office:value-type="string" office:string-value="Comune di Salza di Pinerolo" calcext:value-type="string">
            <text:p>Comune di Salza di Pinero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one</text:p>
          </table:table-cell>
          <table:table-cell table:formula="of:=CONCATENATE(&quot;Comune di &quot;;[.A235])" office:value-type="string" office:string-value="Comune di Samone" calcext:value-type="string">
            <text:p>Comune di Sam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Benigno Canavese</text:p>
          </table:table-cell>
          <table:table-cell table:formula="of:=CONCATENATE(&quot;Comune di &quot;;[.A236])" office:value-type="string" office:string-value="Comune di San Benigno Canavese" calcext:value-type="string">
            <text:p>Comune di San Benigno Canav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Carlo Canavese</text:p>
          </table:table-cell>
          <table:table-cell table:formula="of:=CONCATENATE(&quot;Comune di &quot;;[.A237])" office:value-type="string" office:string-value="Comune di San Carlo Canavese" calcext:value-type="string">
            <text:p>Comune di San Carlo Canav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Colombano Belmonte</text:p>
          </table:table-cell>
          <table:table-cell table:formula="of:=CONCATENATE(&quot;Comune di &quot;;[.A238])" office:value-type="string" office:string-value="Comune di San Colombano Belmonte" calcext:value-type="string">
            <text:p>Comune di San Colombano Belmo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Didero</text:p>
          </table:table-cell>
          <table:table-cell table:formula="of:=CONCATENATE(&quot;Comune di &quot;;[.A239])" office:value-type="string" office:string-value="Comune di San Didero" calcext:value-type="string">
            <text:p>Comune di San Did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Francesco al Campo</text:p>
          </table:table-cell>
          <table:table-cell table:formula="of:=CONCATENATE(&quot;Comune di &quot;;[.A240])" office:value-type="string" office:string-value="Comune di San Francesco al Campo" calcext:value-type="string">
            <text:p>Comune di San Francesco al Ca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Germano Chisone</text:p>
          </table:table-cell>
          <table:table-cell table:formula="of:=CONCATENATE(&quot;Comune di &quot;;[.A241])" office:value-type="string" office:string-value="Comune di San Germano Chisone" calcext:value-type="string">
            <text:p>Comune di San Germano Chis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Gillio</text:p>
          </table:table-cell>
          <table:table-cell table:formula="of:=CONCATENATE(&quot;Comune di &quot;;[.A242])" office:value-type="string" office:string-value="Comune di San Gillio" calcext:value-type="string">
            <text:p>Comune di San Gil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Giorgio Canavese</text:p>
          </table:table-cell>
          <table:table-cell table:formula="of:=CONCATENATE(&quot;Comune di &quot;;[.A243])" office:value-type="string" office:string-value="Comune di San Giorgio Canavese" calcext:value-type="string">
            <text:p>Comune di San Giorgio Canav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Giorio di Susa</text:p>
          </table:table-cell>
          <table:table-cell table:formula="of:=CONCATENATE(&quot;Comune di &quot;;[.A244])" office:value-type="string" office:string-value="Comune di San Giorio di Susa" calcext:value-type="string">
            <text:p>Comune di San Giorio di Su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Giusto Canavese</text:p>
          </table:table-cell>
          <table:table-cell table:formula="of:=CONCATENATE(&quot;Comune di &quot;;[.A245])" office:value-type="string" office:string-value="Comune di San Giusto Canavese" calcext:value-type="string">
            <text:p>Comune di San Giusto Canav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Martino Canavese</text:p>
          </table:table-cell>
          <table:table-cell table:formula="of:=CONCATENATE(&quot;Comune di &quot;;[.A246])" office:value-type="string" office:string-value="Comune di San Martino Canavese" calcext:value-type="string">
            <text:p>Comune di San Martino Canav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Maurizio Canavese</text:p>
          </table:table-cell>
          <table:table-cell table:formula="of:=CONCATENATE(&quot;Comune di &quot;;[.A247])" office:value-type="string" office:string-value="Comune di San Maurizio Canavese" calcext:value-type="string">
            <text:p>Comune di San Maurizio Canav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Mauro Torinese</text:p>
          </table:table-cell>
          <table:table-cell table:formula="of:=CONCATENATE(&quot;Comune di &quot;;[.A248])" office:value-type="string" office:string-value="Comune di San Mauro Torinese" calcext:value-type="string">
            <text:p>Comune di San Mauro Torin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Pietro Val Lemina</text:p>
          </table:table-cell>
          <table:table-cell table:formula="of:=CONCATENATE(&quot;Comune di &quot;;[.A249])" office:value-type="string" office:string-value="Comune di San Pietro Val Lemina" calcext:value-type="string">
            <text:p>Comune di San Pietro Val Lem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Ponso</text:p>
          </table:table-cell>
          <table:table-cell table:formula="of:=CONCATENATE(&quot;Comune di &quot;;[.A250])" office:value-type="string" office:string-value="Comune di San Ponso" calcext:value-type="string">
            <text:p>Comune di San Pon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Raffaele Cimena</text:p>
          </table:table-cell>
          <table:table-cell table:formula="of:=CONCATENATE(&quot;Comune di &quot;;[.A251])" office:value-type="string" office:string-value="Comune di San Raffaele Cimena" calcext:value-type="string">
            <text:p>Comune di San Raffaele Cim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Sebastiano da Po</text:p>
          </table:table-cell>
          <table:table-cell table:formula="of:=CONCATENATE(&quot;Comune di &quot;;[.A252])" office:value-type="string" office:string-value="Comune di San Sebastiano da Po" calcext:value-type="string">
            <text:p>Comune di San Sebastiano da 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Secondo di Pinerolo</text:p>
          </table:table-cell>
          <table:table-cell table:formula="of:=CONCATENATE(&quot;Comune di &quot;;[.A253])" office:value-type="string" office:string-value="Comune di San Secondo di Pinerolo" calcext:value-type="string">
            <text:p>Comune di San Secondo di Pinero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gano</text:p>
          </table:table-cell>
          <table:table-cell table:formula="of:=CONCATENATE(&quot;Comune di &quot;;[.A254])" office:value-type="string" office:string-value="Comune di Sangano" calcext:value-type="string">
            <text:p>Comune di Sang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'Ambrogio di Torino</text:p>
          </table:table-cell>
          <table:table-cell table:formula="of:=CONCATENATE(&quot;Comune di &quot;;[.A255])" office:value-type="string" office:string-value="Comune di Sant'Ambrogio di Torino" calcext:value-type="string">
            <text:p>Comune di Sant'Ambrogio di Tor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'Antonino di Susa</text:p>
          </table:table-cell>
          <table:table-cell table:formula="of:=CONCATENATE(&quot;Comune di &quot;;[.A256])" office:value-type="string" office:string-value="Comune di Sant'Antonino di Susa" calcext:value-type="string">
            <text:p>Comune di Sant'Antonino di Su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ena</text:p>
          </table:table-cell>
          <table:table-cell table:formula="of:=CONCATENATE(&quot;Comune di &quot;;[.A257])" office:value-type="string" office:string-value="Comune di Santena" calcext:value-type="string">
            <text:p>Comune di Sant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ze d'Oulx</text:p>
          </table:table-cell>
          <table:table-cell table:formula="of:=CONCATENATE(&quot;Comune di &quot;;[.A258])" office:value-type="string" office:string-value="Comune di Sauze d'Oulx" calcext:value-type="string">
            <text:p>Comune di Sauze d'Ou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ze di Cesana</text:p>
          </table:table-cell>
          <table:table-cell table:formula="of:=CONCATENATE(&quot;Comune di &quot;;[.A259])" office:value-type="string" office:string-value="Comune di Sauze di Cesana" calcext:value-type="string">
            <text:p>Comune di Sauze di Ces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nghe</text:p>
          </table:table-cell>
          <table:table-cell table:formula="of:=CONCATENATE(&quot;Comune di &quot;;[.A260])" office:value-type="string" office:string-value="Comune di Scalenghe" calcext:value-type="string">
            <text:p>Comune di Scaleng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rmagno</text:p>
          </table:table-cell>
          <table:table-cell table:formula="of:=CONCATENATE(&quot;Comune di &quot;;[.A261])" office:value-type="string" office:string-value="Comune di Scarmagno" calcext:value-type="string">
            <text:p>Comune di Scarmag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olze</text:p>
          </table:table-cell>
          <table:table-cell table:formula="of:=CONCATENATE(&quot;Comune di &quot;;[.A262])" office:value-type="string" office:string-value="Comune di Sciolze" calcext:value-type="string">
            <text:p>Comune di Sciol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triere</text:p>
          </table:table-cell>
          <table:table-cell table:formula="of:=CONCATENATE(&quot;Comune di &quot;;[.A263])" office:value-type="string" office:string-value="Comune di Sestriere" calcext:value-type="string">
            <text:p>Comune di Sestri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imo Rottaro</text:p>
          </table:table-cell>
          <table:table-cell table:formula="of:=CONCATENATE(&quot;Comune di &quot;;[.A264])" office:value-type="string" office:string-value="Comune di Settimo Rottaro" calcext:value-type="string">
            <text:p>Comune di Settimo Rotta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imo Torinese</text:p>
          </table:table-cell>
          <table:table-cell table:formula="of:=CONCATENATE(&quot;Comune di &quot;;[.A265])" office:value-type="string" office:string-value="Comune di Settimo Torinese" calcext:value-type="string">
            <text:p>Comune di Settimo Torin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imo Vittone</text:p>
          </table:table-cell>
          <table:table-cell table:formula="of:=CONCATENATE(&quot;Comune di &quot;;[.A266])" office:value-type="string" office:string-value="Comune di Settimo Vittone" calcext:value-type="string">
            <text:p>Comune di Settimo Vitt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rone</text:p>
          </table:table-cell>
          <table:table-cell table:formula="of:=CONCATENATE(&quot;Comune di &quot;;[.A267])" office:value-type="string" office:string-value="Comune di Sparone" calcext:value-type="string">
            <text:p>Comune di Spar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mbinello</text:p>
          </table:table-cell>
          <table:table-cell table:formula="of:=CONCATENATE(&quot;Comune di &quot;;[.A268])" office:value-type="string" office:string-value="Comune di Strambinello" calcext:value-type="string">
            <text:p>Comune di Strambinel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mbino</text:p>
          </table:table-cell>
          <table:table-cell table:formula="of:=CONCATENATE(&quot;Comune di &quot;;[.A269])" office:value-type="string" office:string-value="Comune di Strambino" calcext:value-type="string">
            <text:p>Comune di Stramb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a</text:p>
          </table:table-cell>
          <table:table-cell table:formula="of:=CONCATENATE(&quot;Comune di &quot;;[.A270])" office:value-type="string" office:string-value="Comune di Susa" calcext:value-type="string">
            <text:p>Comune di Su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vagnasco</text:p>
          </table:table-cell>
          <table:table-cell table:formula="of:=CONCATENATE(&quot;Comune di &quot;;[.A271])" office:value-type="string" office:string-value="Comune di Tavagnasco" calcext:value-type="string">
            <text:p>Comune di Tavagna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272])" office:value-type="string" office:string-value="Comune di Torino" calcext:value-type="string">
            <text:p>Comune di Torin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Torrazza Piemonte</text:p>
          </table:table-cell>
          <table:table-cell table:formula="of:=CONCATENATE(&quot;Comune di &quot;;[.A273])" office:value-type="string" office:string-value="Comune di Torrazza Piemonte" calcext:value-type="string">
            <text:p>Comune di Torrazza Piemo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re Canavese</text:p>
          </table:table-cell>
          <table:table-cell table:formula="of:=CONCATENATE(&quot;Comune di &quot;;[.A274])" office:value-type="string" office:string-value="Comune di Torre Canavese" calcext:value-type="string">
            <text:p>Comune di Torre Canav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re Pellice</text:p>
          </table:table-cell>
          <table:table-cell table:formula="of:=CONCATENATE(&quot;Comune di &quot;;[.A275])" office:value-type="string" office:string-value="Comune di Torre Pellice" calcext:value-type="string">
            <text:p>Comune di Torre Pell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a</text:p>
          </table:table-cell>
          <table:table-cell table:formula="of:=CONCATENATE(&quot;Comune di &quot;;[.A276])" office:value-type="string" office:string-value="Comune di Trana" calcext:value-type="string">
            <text:p>Comune di Tr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usella</text:p>
          </table:table-cell>
          <table:table-cell table:formula="of:=CONCATENATE(&quot;Comune di &quot;;[.A277])" office:value-type="string" office:string-value="Comune di Trausella" calcext:value-type="string">
            <text:p>Comune di Trausel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versella</text:p>
          </table:table-cell>
          <table:table-cell table:formula="of:=CONCATENATE(&quot;Comune di &quot;;[.A278])" office:value-type="string" office:string-value="Comune di Traversella" calcext:value-type="string">
            <text:p>Comune di Traversel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ves</text:p>
          </table:table-cell>
          <table:table-cell table:formula="of:=CONCATENATE(&quot;Comune di &quot;;[.A279])" office:value-type="string" office:string-value="Comune di Traves" calcext:value-type="string">
            <text:p>Comune di Trav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farello</text:p>
          </table:table-cell>
          <table:table-cell table:formula="of:=CONCATENATE(&quot;Comune di &quot;;[.A280])" office:value-type="string" office:string-value="Comune di Trofarello" calcext:value-type="string">
            <text:p>Comune di Trofarel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seaux</text:p>
          </table:table-cell>
          <table:table-cell table:formula="of:=CONCATENATE(&quot;Comune di &quot;;[.A281])" office:value-type="string" office:string-value="Comune di Usseaux" calcext:value-type="string">
            <text:p>Comune di Ussea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seglio</text:p>
          </table:table-cell>
          <table:table-cell table:formula="of:=CONCATENATE(&quot;Comune di &quot;;[.A282])" office:value-type="string" office:string-value="Comune di Usseglio" calcext:value-type="string">
            <text:p>Comune di Usseg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e</text:p>
          </table:table-cell>
          <table:table-cell table:formula="of:=CONCATENATE(&quot;Comune di &quot;;[.A283])" office:value-type="string" office:string-value="Comune di Vaie" calcext:value-type="string">
            <text:p>Comune di Va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 della Torre</text:p>
          </table:table-cell>
          <table:table-cell table:formula="of:=CONCATENATE(&quot;Comune di &quot;;[.A284])" office:value-type="string" office:string-value="Comune di Val della Torre" calcext:value-type="string">
            <text:p>Comune di Val della Tor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gioie</text:p>
          </table:table-cell>
          <table:table-cell table:formula="of:=CONCATENATE(&quot;Comune di &quot;;[.A285])" office:value-type="string" office:string-value="Comune di Valgioie" calcext:value-type="string">
            <text:p>Comune di Valgio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lo Torinese</text:p>
          </table:table-cell>
          <table:table-cell table:formula="of:=CONCATENATE(&quot;Comune di &quot;;[.A286])" office:value-type="string" office:string-value="Comune di Vallo Torinese" calcext:value-type="string">
            <text:p>Comune di Vallo Torin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perga</text:p>
          </table:table-cell>
          <table:table-cell table:formula="of:=CONCATENATE(&quot;Comune di &quot;;[.A287])" office:value-type="string" office:string-value="Comune di Valperga" calcext:value-type="string">
            <text:p>Comune di Valper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prato Soana</text:p>
          </table:table-cell>
          <table:table-cell table:formula="of:=CONCATENATE(&quot;Comune di &quot;;[.A288])" office:value-type="string" office:string-value="Comune di Valprato Soana" calcext:value-type="string">
            <text:p>Comune di Valprato So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sella</text:p>
          </table:table-cell>
          <table:table-cell table:formula="of:=CONCATENATE(&quot;Comune di &quot;;[.A289])" office:value-type="string" office:string-value="Comune di Varisella" calcext:value-type="string">
            <text:p>Comune di Varisel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uda Canavese</text:p>
          </table:table-cell>
          <table:table-cell table:formula="of:=CONCATENATE(&quot;Comune di &quot;;[.A290])" office:value-type="string" office:string-value="Comune di Vauda Canavese" calcext:value-type="string">
            <text:p>Comune di Vauda Canav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aria Reale</text:p>
          </table:table-cell>
          <table:table-cell table:formula="of:=CONCATENATE(&quot;Comune di &quot;;[.A291])" office:value-type="string" office:string-value="Comune di Venaria Reale" calcext:value-type="string">
            <text:p>Comune di Venaria Re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aus</text:p>
          </table:table-cell>
          <table:table-cell table:formula="of:=CONCATENATE(&quot;Comune di &quot;;[.A292])" office:value-type="string" office:string-value="Comune di Venaus" calcext:value-type="string">
            <text:p>Comune di Ven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olengo</text:p>
          </table:table-cell>
          <table:table-cell table:formula="of:=CONCATENATE(&quot;Comune di &quot;;[.A293])" office:value-type="string" office:string-value="Comune di Verolengo" calcext:value-type="string">
            <text:p>Comune di Verole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rua Savoia</text:p>
          </table:table-cell>
          <table:table-cell table:formula="of:=CONCATENATE(&quot;Comune di &quot;;[.A294])" office:value-type="string" office:string-value="Comune di Verrua Savoia" calcext:value-type="string">
            <text:p>Comune di Verrua Savo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tignè</text:p>
          </table:table-cell>
          <table:table-cell table:formula="of:=CONCATENATE(&quot;Comune di &quot;;[.A295])" office:value-type="string" office:string-value="Comune di Vestignè" calcext:value-type="string">
            <text:p>Comune di Vestign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alfrè</text:p>
          </table:table-cell>
          <table:table-cell table:formula="of:=CONCATENATE(&quot;Comune di &quot;;[.A296])" office:value-type="string" office:string-value="Comune di Vialfrè" calcext:value-type="string">
            <text:p>Comune di Vialfr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o Canavese</text:p>
          </table:table-cell>
          <table:table-cell table:formula="of:=CONCATENATE(&quot;Comune di &quot;;[.A297])" office:value-type="string" office:string-value="Comune di Vico Canavese" calcext:value-type="string">
            <text:p>Comune di Vico Canav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racco</text:p>
          </table:table-cell>
          <table:table-cell table:formula="of:=CONCATENATE(&quot;Comune di &quot;;[.A298])" office:value-type="string" office:string-value="Comune di Vidracco" calcext:value-type="string">
            <text:p>Comune di Vidrac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gone</text:p>
          </table:table-cell>
          <table:table-cell table:formula="of:=CONCATENATE(&quot;Comune di &quot;;[.A299])" office:value-type="string" office:string-value="Comune di Vigone" calcext:value-type="string">
            <text:p>Comune di Vig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lafranca Piemonte</text:p>
          </table:table-cell>
          <table:table-cell table:formula="of:=CONCATENATE(&quot;Comune di &quot;;[.A300])" office:value-type="string" office:string-value="Comune di Villafranca Piemonte" calcext:value-type="string">
            <text:p>Comune di Villafranca Piemo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lanova Canavese</text:p>
          </table:table-cell>
          <table:table-cell table:formula="of:=CONCATENATE(&quot;Comune di &quot;;[.A301])" office:value-type="string" office:string-value="Comune di Villanova Canavese" calcext:value-type="string">
            <text:p>Comune di Villanova Canav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lar Dora</text:p>
          </table:table-cell>
          <table:table-cell table:formula="of:=CONCATENATE(&quot;Comune di &quot;;[.A302])" office:value-type="string" office:string-value="Comune di Villar Dora" calcext:value-type="string">
            <text:p>Comune di Villar Do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lar Focchiardo</text:p>
          </table:table-cell>
          <table:table-cell table:formula="of:=CONCATENATE(&quot;Comune di &quot;;[.A303])" office:value-type="string" office:string-value="Comune di Villar Focchiardo" calcext:value-type="string">
            <text:p>Comune di Villar Focchiar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lar Pellice</text:p>
          </table:table-cell>
          <table:table-cell table:formula="of:=CONCATENATE(&quot;Comune di &quot;;[.A304])" office:value-type="string" office:string-value="Comune di Villar Pellice" calcext:value-type="string">
            <text:p>Comune di Villar Pell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lar Perosa</text:p>
          </table:table-cell>
          <table:table-cell table:formula="of:=CONCATENATE(&quot;Comune di &quot;;[.A305])" office:value-type="string" office:string-value="Comune di Villar Perosa" calcext:value-type="string">
            <text:p>Comune di Villar Pero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larbasse</text:p>
          </table:table-cell>
          <table:table-cell table:formula="of:=CONCATENATE(&quot;Comune di &quot;;[.A306])" office:value-type="string" office:string-value="Comune di Villarbasse" calcext:value-type="string">
            <text:p>Comune di Villarbas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lareggia</text:p>
          </table:table-cell>
          <table:table-cell table:formula="of:=CONCATENATE(&quot;Comune di &quot;;[.A307])" office:value-type="string" office:string-value="Comune di Villareggia" calcext:value-type="string">
            <text:p>Comune di Villareg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lastellone</text:p>
          </table:table-cell>
          <table:table-cell table:formula="of:=CONCATENATE(&quot;Comune di &quot;;[.A308])" office:value-type="string" office:string-value="Comune di Villastellone" calcext:value-type="string">
            <text:p>Comune di Villastell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ovo</text:p>
          </table:table-cell>
          <table:table-cell table:formula="of:=CONCATENATE(&quot;Comune di &quot;;[.A309])" office:value-type="string" office:string-value="Comune di Vinovo" calcext:value-type="string">
            <text:p>Comune di Vino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le Piemonte</text:p>
          </table:table-cell>
          <table:table-cell table:formula="of:=CONCATENATE(&quot;Comune di &quot;;[.A310])" office:value-type="string" office:string-value="Comune di Virle Piemonte" calcext:value-type="string">
            <text:p>Comune di Virle Piemo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che</text:p>
          </table:table-cell>
          <table:table-cell table:formula="of:=CONCATENATE(&quot;Comune di &quot;;[.A311])" office:value-type="string" office:string-value="Comune di Vische" calcext:value-type="string">
            <text:p>Comune di Vis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trorio</text:p>
          </table:table-cell>
          <table:table-cell table:formula="of:=CONCATENATE(&quot;Comune di &quot;;[.A312])" office:value-type="string" office:string-value="Comune di Vistrorio" calcext:value-type="string">
            <text:p>Comune di Vistro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ù</text:p>
          </table:table-cell>
          <table:table-cell table:formula="of:=CONCATENATE(&quot;Comune di &quot;;[.A313])" office:value-type="string" office:string-value="Comune di Viù" calcext:value-type="string">
            <text:p>Comune di Vi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piano</text:p>
          </table:table-cell>
          <table:table-cell table:formula="of:=CONCATENATE(&quot;Comune di &quot;;[.A314])" office:value-type="string" office:string-value="Comune di Volpiano" calcext:value-type="string">
            <text:p>Comune di Volpi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vera</text:p>
          </table:table-cell>
          <table:table-cell table:formula="of:=CONCATENATE(&quot;Comune di &quot;;[.A315])" office:value-type="string" office:string-value="Comune di Volvera" calcext:value-type="string">
            <text:p>Comune di Volvera</text:p>
          </table:table-cell>
          <table:table-cell table:number-columns-repeated="2"/>
        </table:table-row>
        <table:table-row table:style-name="ro1" table:number-rows-repeated="104826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1" table:target-range-address="Foglio2.A1:Foglio2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€ </number:text>
      <number:number number:decimal-places="0" loext:min-decimal-places="0" number:min-integer-digits="1" number:grouping="true"/>
    </number:number-style>
    <number:number-style style:name="N104">
      <number:text>-€ 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loext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loext:min-decimal-places="2" number:min-integer-digits="1" number:grouping="true"/>
    </number:number-style>
    <number:number-style style:name="N106">
      <number:text>-€ 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loext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2" style:volatile="true">
      <loext:text> € </loext:text>
      <loext:fill-character> </loext:fill-character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.</number:text>
      <number:seconds number:style="long"/>
    </number:time-style>
    <number:time-style style:name="N11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8">
      <number:minutes number:style="long"/>
      <number:text>.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2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4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5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5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SimSun" style:font-family-asian="SimSun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une Di Torino</meta:initial-creator>
    <meta:creation-date>2016-05-25T18:11:08</meta:creation-date>
    <dc:creator>. .</dc:creator>
    <dc:date>2016-05-25T18:52:32.063000000</dc:date>
    <meta:editing-duration>PT24M17S</meta:editing-duration>
    <meta:editing-cycles>6</meta:editing-cycles>
    <meta:generator>LibreOffice/5.1.3.2$Windows_x86 LibreOffice_project/644e4637d1d8544fd9f56425bd6cec110e49301b</meta:generator>
    <meta:document-statistic meta:table-count="2" meta:cell-count="797" meta:object-count="0"/>
  </office:meta>
</office:document-meta>
</file>